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3C7D22"/>
      <style:text-properties fo:color="#FFFFFF"/>
    </style:style>
    <style:style style:name="ce3" style:family="table-cell" style:parent-style-name="Default" style:data-style-name="N0">
      <style:table-cell-properties style:vertical-align="automatic" fo:wrap-option="wrap" fo:background-color="#3C7D22"/>
      <style:text-properties fo:color="#FFFFFF"/>
    </style:style>
    <style:style style:name="ce4" style:family="table-cell" style:parent-style-name="Default" style:data-style-name="N0">
      <style:text-properties fo:color="#000000"/>
    </style:style>
    <style:style style:name="ce5" style:family="table-cell" style:parent-style-name="Default" style:data-style-name="N0">
      <style:text-properties fo:color="#A6A6A6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ext-properties fo:color="#A6A6A6" fo:font-style="italic" style:font-style-asian="italic" style:font-style-complex="italic"/>
    </style:style>
    <style:style style:name="ce8" style:family="table-cell" style:parent-style-name="Default" style:data-style-name="N0">
      <style:text-properties fo:color="#000000"/>
    </style:style>
    <style:style style:name="ce9" style:family="table-cell" style:parent-style-name="Default" style:data-style-name="N0">
      <style:table-cell-properties style:vertical-align="top" fo:wrap-option="wrap" fo:background-color="#3C7D22" style:repeat-content="false"/>
      <style:paragraph-properties fo:text-align="start" fo:margin-left="0cm"/>
      <style:text-properties fo:color="#FFFFFF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000000"/>
    </style:style>
    <style:style style:name="ce11" style:family="table-cell" style:parent-style-name="Default" style:data-style-name="N0">
      <style:text-properties fo:color="#808080" fo:font-style="italic" style:font-style-asian="italic" style:font-style-complex="italic"/>
    </style:style>
    <style:style style:name="ce12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13" style:family="table-cell" style:parent-style-name="Bad" style:data-style-name="N0">
      <style:table-cell-properties style:vertical-align="automatic" fo:wrap-option="wrap" fo:background-color="transparent"/>
      <style:text-properties fo:color="#000000"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middle"/>
      <style:text-properties fo:color="#000000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17" style:family="table-cell" style:parent-style-name="Default" style:data-style-name="N0">
      <style:table-cell-properties style:vertical-align="automatic" fo:wrap-option="wrap"/>
    </style:style>
    <style:style style:name="ce18" style:family="table-cell" style:parent-style-name="Hyperlink" style:data-style-name="N0">
      <style:table-cell-properties style:vertical-align="middle"/>
      <style:text-properties fo:color="#000000" style:text-underline-style="none" style:text-underline-type="none"/>
    </style:style>
    <style:style style:name="ce19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20" style:family="table-cell" style:parent-style-name="Default" style:data-style-name="N0">
      <style:table-cell-properties style:vertical-align="top" fo:wrap-option="wrap"/>
      <style:text-properties fo:color="#000000"/>
    </style:style>
    <style:style style:name="ce21" style:family="table-cell" style:parent-style-name="Default" style:data-style-name="N0">
      <style:text-properties fo:color="#000000" fo:font-style="italic" style:font-style-asian="italic" style:font-style-complex="italic"/>
    </style:style>
    <style:style style:name="ce2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3C7D22"/>
      <style:text-properties fo:color="#FFFFFF"/>
    </style:style>
    <style:style style:name="ce24" style:family="table-cell" style:parent-style-name="Default" style:data-style-name="N0">
      <style:table-cell-properties style:vertical-align="automatic" fo:wrap-option="wrap" fo:background-color="#3C7D22"/>
      <style:text-properties fo:color="#FFFFFF"/>
    </style:style>
    <style:style style:name="ce25" style:family="table-cell" style:parent-style-name="Default" style:data-style-name="N0">
      <style:text-properties fo:color="#000000"/>
    </style:style>
    <style:style style:name="ce26" style:family="table-cell" style:parent-style-name="Default" style:data-style-name="N0">
      <style:text-properties fo:color="#808080" fo:font-style="italic" style:font-style-asian="italic" style:font-style-complex="italic"/>
    </style:style>
    <style:style style:name="ce27" style:family="table-cell" style:parent-style-name="Default" style:data-style-name="N0">
      <style:table-cell-properties style:vertical-align="middle"/>
      <style:text-properties fo:color="#000000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ext-properties fo:color="#000000" style:font-name="Calibri" style:font-name-asian="Calibri" style:font-name-complex="Calibri"/>
    </style:style>
    <style:style style:name="co1" style:family="table-column">
      <style:table-column-properties fo:break-before="auto" style:column-width="0.846666666666667cm"/>
    </style:style>
    <style:style style:name="co2" style:family="table-column">
      <style:table-column-properties fo:break-before="auto" style:column-width="20.0289583333333cm"/>
    </style:style>
    <style:style style:name="co3" style:family="table-column">
      <style:table-column-properties fo:break-before="auto" style:column-width="1.24354166666667cm" style:use-optimal-column-width="true"/>
    </style:style>
    <style:style style:name="co4" style:family="table-column">
      <style:table-column-properties fo:break-before="auto" style:column-width="8.51958333333333cm"/>
    </style:style>
    <style:style style:name="co5" style:family="table-column">
      <style:table-column-properties fo:break-before="auto" style:column-width="4.49791666666667cm"/>
    </style:style>
    <style:style style:name="co6" style:family="table-column">
      <style:table-column-properties fo:break-before="auto" style:column-width="1.40229166666667cm"/>
    </style:style>
    <style:style style:name="co7" style:family="table-column">
      <style:table-column-properties fo:break-before="auto" style:column-width="22.8864583333333cm" style:use-optimal-column-width="true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7.48770833333333cm"/>
    </style:style>
    <style:style style:name="co10" style:family="table-column">
      <style:table-column-properties fo:break-before="auto" style:column-width="19.4204166666667cm"/>
    </style:style>
    <style:style style:name="co11" style:family="table-column">
      <style:table-column-properties fo:break-before="auto" style:column-width="1.56104166666667cm"/>
    </style:style>
    <style:style style:name="co12" style:family="table-column">
      <style:table-column-properties fo:break-before="auto" style:column-width="8.75770833333333cm"/>
    </style:style>
    <style:style style:name="co13" style:family="table-column">
      <style:table-column-properties fo:break-before="auto" style:column-width="17.5947916666667cm" style:use-optimal-column-width="true"/>
    </style:style>
    <style:style style:name="co14" style:family="table-column">
      <style:table-column-properties fo:break-before="auto" style:column-width="1.53458333333333cm"/>
    </style:style>
    <style:style style:name="co15" style:family="table-column">
      <style:table-column-properties fo:break-before="auto" style:column-width="10.0277083333333cm" style:use-optimal-column-width="true"/>
    </style:style>
    <style:style style:name="ro1" style:family="table-row">
      <style:table-row-properties style:row-height="16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7.5pt" style:use-optimal-row-height="fals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ticles_EXCLUDED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5"/>
        <table:table-column table:style-name="co4" table:default-cell-style-name="ce1"/>
        <table:table-column table:style-name="co5" table:default-cell-style-name="ce22"/>
        <table:table-column table:style-name="co6" table:number-columns-repeated="16378" table:default-cell-style-name="ce1"/>
        <table:table-row table:style-name="ro1">
          <table:table-cell office:value-type="string" table:style-name="ce2">
            <text:p>datasetID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status</text:p>
          </table:table-cell>
          <table:table-cell office:value-type="string" table:style-name="ce3">
            <text:p>link</text:p>
          </table:table-cell>
          <table:table-cell office:value-type="string" table:style-name="ce9">
            <text:p>note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149" table:style-name="ce4">
            <text:p>149</text:p>
          </table:table-cell>
          <table:table-cell office:value-type="string" table:style-name="ce4">
            <text:p>Abundance changes and activity flexibility of the oncilla, Leopardus tigrinus (Carnivora: Felidae), appear to reflect avoidance of conflict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scielo.br/j/zool/a/5JvJ4sQtDTyXzDJW8HnHr8n/?lang=en</text:p>
          </table:table-cell>
          <table:table-cell office:value-type="string" table:style-name="ce10">
            <text:p>contains data only on felids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171" table:style-name="ce4">
            <text:p>171</text:p>
          </table:table-cell>
          <table:table-cell office:value-type="string" table:style-name="ce4">
            <text:p>Abundance, diversity and daily activity of terrestrial mammal and bird species in disturbed and undisturbed limestone habitats using camera trapping, Central Thailand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smujo.id/biodiv/article/view/9072</text:p>
          </table:table-cell>
          <table:table-cell office:value-type="string" table:style-name="ce12">
            <text:p>study site is located in Thailand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Abundancia de algunas presas de mesodepredadores en la reserva de la Biosfera Sierra del Abra Tanchipa y áreas adyacentes, San Luis Potosí, México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chapingo-cori.mx/zonas_aridas/zonas_aridas/article/view/r.rchsza.2017.10.005</text:p>
          </table:table-cell>
          <table:table-cell office:value-type="string" table:style-name="ce12">
            <text:p>article is in spanis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Assessment of Attractants for Neotropical Mammals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journals.sagepub.com/doi/abs/10.1177/1940082918800665</text:p>
          </table:table-cell>
          <table:table-cell office:value-type="string" table:style-name="ce12">
            <text:p>does not contain data on individual specie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Automatic Recognition of Mammal Genera on Camera-Trap Images using Multi-Layer Robust Principal Component Analysis and Mixture Neural Networks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arxiv.org/abs/1705.02727</text:p>
          </table:table-cell>
          <table:table-cell office:value-type="string" table:style-name="ce12">
            <text:p>does not contain data on individual specie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128" table:style-name="ce4">
            <text:p>128</text:p>
          </table:table-cell>
          <table:table-cell office:value-type="string" table:style-name="ce4">
            <text:p>Behavioral Responses of Wild Rodents to Owl Calls in an Austral Temperate Forest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mdpi.com/2076-2615/11/2/428</text:p>
          </table:table-cell>
          <table:table-cell office:value-type="string" table:style-name="ce12">
            <text:p>not relevan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Camera trap is low-cost for mammal surveys in long-term: comparison with diurnal and nocturnal surveys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://m.elewa.org/Journals/wp-content/uploads/2020/11/8.Djekda.pdf</text:p>
          </table:table-cell>
          <table:table-cell office:value-type="string" table:style-name="ce12">
            <text:p>study site is located in Camero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Camera trapping Cerrado mammals: assessing protected area effectiveness, influence of anthropogenic pressure and the occupancy-abundance relationship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discovery.ucl.ac.uk/id/eprint/10081721/</text:p>
          </table:table-cell>
          <table:table-cell office:value-type="string" table:style-name="ce12">
            <text:p>thesis, no data availabl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117" table:style-name="ce4">
            <text:p>117</text:p>
          </table:table-cell>
          <table:table-cell office:value-type="string" table:style-name="ce4">
            <text:p>Conserving predators across agricultural landscapes in Colombia: habitat use and space partitioning by jaguars, pumas, ocelots and jaguarundis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cambridge.org/core/journals/oryx/article/conserving-predators-across-agricultural-landscapes-in-colombia-habitat-use-and-space-partitioning-by-jaguars-pumas-ocelots-and-jaguarundis/C5F24FCE33C86541AA9D16213EC2479B</text:p>
          </table:table-cell>
          <table:table-cell office:value-type="string" table:style-name="ce10">
            <text:p>contains data only on felids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145" table:style-name="ce4">
            <text:p>145</text:p>
          </table:table-cell>
          <table:table-cell office:value-type="string" table:style-name="ce4">
            <text:p>Daily activity patterns and occurrence of Leopardus guttulus (Carnivora, Felidae) in Lami Biological Reserve, southern Brazil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scielo.br/j/isz/a/B9L7FqtX5kRgXgMQJFxDbst/?lang=en</text:p>
          </table:table-cell>
          <table:table-cell office:value-type="string" table:style-name="ce4">
            <text:p>contains data only on Southern tigrina (Leopardus guttulus)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82" table:style-name="ce4">
            <text:p>82</text:p>
          </table:table-cell>
          <table:table-cell office:value-type="string" table:style-name="ce4">
            <text:p>Density and population structure of the jaguar (Panthera onca) in a protected area of Los Llanos, Venezuela, from 1 year of camera trap monitoring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link.springer.com/content/pdf/10.1007/s13364-016-0300-2.pdf</text:p>
          </table:table-cell>
          <table:table-cell office:value-type="string" table:style-name="ce4">
            <text:p>contains data only on Jaguar (Panthera onca)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Density, Abundance and Activity Patterns of the Endangered Tapirus Bairdii in One of its Last Strongholds in Southern Mexico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journals.sagepub.com/doi/10.1177/194008291400700102</text:p>
          </table:table-cell>
          <table:table-cell office:value-type="string" table:style-name="ce12">
            <text:p>contains data only on Tapir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Density, occupancy, and detectability of lowland tapirs, Tapirus terrestris, in Vale Natural Reserve, southeastern Brazil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academic.oup.com/jmammal/article/98/1/114/2977226</text:p>
          </table:table-cell>
          <table:table-cell office:value-type="string" table:style-name="ce12">
            <text:p>contains data only on Tapir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Ecological study of the ocelote (Leopardus pardalis) using the camera trap technique, in Las Piedras Region, Madre de Dios-Peru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dialnet.unirioja.es/servlet/articulo?codigo=5975513</text:p>
          </table:table-cell>
          <table:table-cell office:value-type="string" table:style-name="ce12">
            <text:p>article is in spanish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130" table:style-name="ce4">
            <text:p>130</text:p>
          </table:table-cell>
          <table:table-cell office:value-type="string" table:style-name="ce4">
            <text:p>eDNA sampled from stream networks correlates with camera trap detection rates of terrestrial mammals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nature.com/articles/s41598-021-90598-5</text:p>
          </table:table-cell>
          <table:table-cell office:value-type="string" table:style-name="ce12">
            <text:p>study site is located in Canada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Effects of human impacts on habitat use, activity patterns and ecological relationships among medium and small felids of the Atlantic Forest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journals.plos.org/plosone/article?id=10.1371/journal.pone.0200806</text:p>
          </table:table-cell>
          <table:table-cell office:value-type="string" table:style-name="ce10">
            <text:p>contains data only on felids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118" table:style-name="ce4">
            <text:p>118</text:p>
          </table:table-cell>
          <table:table-cell office:value-type="string" table:style-name="ce4">
            <text:p>Estimating puma Puma concolor population size in a human-disturbed landscape in Brazil, using DNA mark–recapture data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cambridge.org/core/journals/oryx/article/estimating-puma-puma-concolor-population-size-in-a-humandisturbed-landscape-in-brazil-using-dna-markrecapture-data/46B6D00284265B80411BA7DA490396B5</text:p>
          </table:table-cell>
          <table:table-cell office:value-type="string" table:style-name="ce12">
            <text:p>no camera traps used as sampling method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Estimation of Ocelot Density in the Pantanal Using Capture-Recapture Analysis of Camera-Trapping Data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academic.oup.com/jmammal/article/84/2/607/2373578</text:p>
          </table:table-cell>
          <table:table-cell office:value-type="string" table:style-name="ce12">
            <text:p>contains data only on Ocelot (Leopardus pardalis)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First confirmed record of Jaguarundi, Herpailurus yagouaroundi (É. Geoffroy, 1803) (Mammalia, Carnivora, Felidae), on the western slope of the Peruvian Andes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checklist.pensoft.net/article/36415/download/pdf/</text:p>
          </table:table-cell>
          <table:table-cell office:value-type="string" table:style-name="ce12">
            <text:p>contains data only on Jaguarundi (Herpailurus yagouaroundi)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Habitat patch size modulates terrestrial mammal activity patterns in Amazonian forest fragments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academic.oup.com/jmammal/article/91/3/551/838091</text:p>
          </table:table-cell>
          <table:table-cell office:value-type="string" table:style-name="ce12">
            <text:p>does not contain data on carnivore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Habitat suitability and anthropogenic correlates of Neotropical river otter (Lontra longicaudis) distribution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://abc.museucienciesjournals.cat/volume-40-1-2017-abc/wild-felid-species-richness-affected-by-a-corridor-in-the-lacandona-forest-mexico/?lang=en</text:p>
          </table:table-cell>
          <table:table-cell office:value-type="string" table:style-name="ce12">
            <text:p>does not contain data on individual species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119" table:style-name="ce4">
            <text:p>119</text:p>
          </table:table-cell>
          <table:table-cell office:value-type="string" table:style-name="ce4">
            <text:p>How rare is rare? Quantifying and assessing the rarity of the bush dog Speothos venaticus across the Amazon and other biomes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cambridge.org/core/journals/oryx/article/how-rare-is-rare-quantifying-and-assessing-the-rarity-of-the-bush-dog-speothos-venaticus-across-the-amazon-and-other-biomes/546497365CB8EDF54CE0AA878472A6B2</text:p>
          </table:table-cell>
          <table:table-cell office:value-type="string" table:style-name="ce12">
            <text:p>contains data only on Bush dog (Speothos venaticus), Jaguar (Panthera onca), Puma (Puma concolor) and Ocelot (Leopardus pardalis)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Human disturbance modifies the identity and interaction strength of mammals that consume Attalea butyracea fruit in a neotropical forest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://abc.museucienciesjournals.cat/wp-content/blogs.dir/2/files/ABC_45-1_pp_13-21.pdf</text:p>
          </table:table-cell>
          <table:table-cell office:value-type="string" table:style-name="ce12">
            <text:p>contains data only on frutivores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120" table:style-name="ce4">
            <text:p>120</text:p>
          </table:table-cell>
          <table:table-cell office:value-type="string" table:style-name="ce4">
            <text:p>Improving the random encounter model method to estimate carnivore densities using data generated by conventional camera-trap design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cambridge.org/core/journals/oryx/article/improving-the-random-encounter-model-method-to-estimate-carnivore-densities-using-data-generated-by-conventional-cameratrap-design/15FCB0C132DDBD206905003A2277DB3A</text:p>
          </table:table-cell>
          <table:table-cell office:value-type="string" table:style-name="ce12">
            <text:p>study site is located in Spai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150" table:style-name="ce4">
            <text:p>150</text:p>
          </table:table-cell>
          <table:table-cell office:value-type="string" table:style-name="ce4">
            <text:p>Interacciones temporales y espaciales de mesocarnívoros simpátricos en una Reserva de la Biosfera: ¿coexistencia o competencia?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scielo.sa.cr/scielo.php?pid=S0034-77442018000300996&amp;script=sci_arttext</text:p>
          </table:table-cell>
          <table:table-cell office:value-type="string" table:style-name="ce12">
            <text:p>article is in spanish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127" table:style-name="ce4">
            <text:p>127</text:p>
          </table:table-cell>
          <table:table-cell office:value-type="string" table:style-name="ce4">
            <text:p>Intestinal Parasites of Neotropical Wild Jaguars, Pumas, Ocelots, and Jaguarundis in Colombia: Old Friends Brought Back from Oblivion and New Insights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mdpi.com/2076-0817/10/7/822</text:p>
          </table:table-cell>
          <table:table-cell office:value-type="string" table:style-name="ce12">
            <text:p>contains data only on Jaguar (Panthera onca), Puma (Puma concolor), Ocelot (Leopardus pardalis) and Jaguarundi; mix of sampling method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Landscape Use and Co-Occurrence Patterns of Neotropical Spotted Cats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journals.plos.org/plosone/article?id=10.1371/journal.pone.0168441</text:p>
          </table:table-cell>
          <table:table-cell office:value-type="string" table:style-name="ce12">
            <text:p>contains data only on three felids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Line Transect Surveys Underdetect Terrestrial Mammals: Implications for the Sustainability of Subsistence Hunting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journals.plos.org/plosone/article?id=10.1371/journal.pone.0152659</text:p>
          </table:table-cell>
          <table:table-cell office:value-type="string" table:style-name="ce12">
            <text:p>no camera traps used as sampling method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114" table:style-name="ce4">
            <text:p>114</text:p>
          </table:table-cell>
          <table:table-cell office:value-type="string" table:style-name="ce4">
            <text:p>Mammal fauna and biodiversity in the northeastern Taihang Mountains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biodiversity-science.net/EN/Y2021/V29/I3/331</text:p>
          </table:table-cell>
          <table:table-cell office:value-type="string" table:style-name="ce12">
            <text:p>study site is located in China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Mammal species inventory using various trapping methods in Zone 4 of Billy Barquedier National Park, Belize during rainy season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core.ac.uk/download/pdf/269024586.pdf</text:p>
          </table:table-cell>
          <table:table-cell office:value-type="string" table:style-name="ce12">
            <text:p>no camera traps used as sampling method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143" table:style-name="ce4">
            <text:p>143</text:p>
          </table:table-cell>
          <table:table-cell office:value-type="string" table:style-name="ce4">
            <text:p>Mammals recorded in isolated remnants of Atlantic Forest in southern Goiás, Brazil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scielo.br/j/bn/a/pwzRT55J8ztkWvGhGFV3W5h/?lang=en&amp;format=html</text:p>
          </table:table-cell>
          <table:table-cell office:value-type="string" table:style-name="ce12">
            <text:p>does not contain data per each sampling period - data aggregated together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Margay (Leopardus wiedii) in the southernmost Atlantic Forest: Density and activity patterns under different levels of anthropogenic disturbance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journals.plos.org/plosone/article?id=10.1371/journal.pone.0232013</text:p>
          </table:table-cell>
          <table:table-cell office:value-type="string" table:style-name="ce12">
            <text:p>contains data only on Maygar (Leopardus wiedii)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129" table:style-name="ce4">
            <text:p>129</text:p>
          </table:table-cell>
          <table:table-cell office:value-type="string" table:style-name="ce4">
            <text:p>Natural canopy bridges effectively mitigate tropical forest fragmentation for arboreal mammals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nature.com/articles/s41598-017-04112-x</text:p>
          </table:table-cell>
          <table:table-cell office:value-type="string" table:style-name="ce12">
            <text:p>contains data only from canopy camera traps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121" table:style-name="ce4">
            <text:p>121</text:p>
          </table:table-cell>
          <table:table-cell office:value-type="string" table:style-name="ce4">
            <text:p>New populations of pampas deer Ozotoceros bezoarticus discovered in threatened Amazonian savannah enclaves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cambridge.org/core/journals/oryx/article/new-populations-of-pampas-deer-ozotoceros-bezoarticus-discovered-in-threatened-amazonian-savannah-enclaves/63B85EA940F8F0243D126DCE5E27FAAC</text:p>
          </table:table-cell>
          <table:table-cell office:value-type="string" table:style-name="ce12">
            <text:p>does not contain data on carnivore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Nocturnal activity patterns of the monito del monte (Dromiciops gliroides) in native and exotic habitats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academic.oup.com/jmammal/article/95/6/1199/839549</text:p>
          </table:table-cell>
          <table:table-cell office:value-type="string" table:style-name="ce12">
            <text:p>does not contain data on carnivore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Occurrence and distribution dataset of medium and large-sized terrestrial mammal communities in a neotropical savanna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://repositorio.ufu.br/handle/123456789/23389</text:p>
          </table:table-cell>
          <table:table-cell office:value-type="string" table:style-name="ce12">
            <text:p>failure of data download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144" table:style-name="ce4">
            <text:p>144</text:p>
          </table:table-cell>
          <table:table-cell office:value-type="string" table:style-name="ce4">
            <text:p>Occurrence of tayras (Eira barbara, Linnaeus, 1758) with anomalous coloration in Cerrado remnants in the state of São Paulo, Brazil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scielo.br/j/bn/a/VGk5rz3R7JBy3JtndSY777y/?lang=en</text:p>
          </table:table-cell>
          <table:table-cell office:value-type="string" table:style-name="ce12">
            <text:p>contains data only on Tayra (anomalous coloration)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Out on a Limb: Arboreal Camera Traps as an Emerging Methodology for Inventorying Elusive Rainforest Mammals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journals.sagepub.com/doi/10.1177/194008291600900208</text:p>
          </table:table-cell>
          <table:table-cell office:value-type="string" table:style-name="ce12">
            <text:p>contains data only from canopy camera traps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132" table:style-name="ce4">
            <text:p>132</text:p>
          </table:table-cell>
          <table:table-cell office:value-type="string" table:style-name="ce4">
            <text:p>Poaching in non–volant mammals in the Neotropical region: the importance of a metric to assess its impacts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raco.cat/index.php/ABC/article/view/360076</text:p>
          </table:table-cell>
          <table:table-cell office:value-type="string" table:style-name="ce12">
            <text:p>contains data only from canopy camera trap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Predators, Prey and Habitat Structure: Can Key Conservation Areas and Early Signs of Population Collapse Be Detected in Neotropical Forests?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journals.plos.org/plosone/article?id=10.1371/journal.pone.0165362</text:p>
          </table:table-cell>
          <table:table-cell office:value-type="string" table:style-name="ce4">
            <text:p>contains data only on Jaguar (Panthera onca)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Predatory behaviour of a Rufous-capped Motmot (Baryphthengus Ruficapillus) on a mammal (Monodelphis sp.)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journals.sfu.ca/ornneo/index.php/ornneo/article/view/461/ON%2030%20%282019%29%20%23461</text:p>
          </table:table-cell>
          <table:table-cell office:value-type="string" table:style-name="ce12">
            <text:p>does not contain data on carnivores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Preliminary study on bird and mammal diversity at ecosystem restored areas in the Gunung Gede Pangrango National Park, West Java, Indonesia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journal.unpak.ac.id/index.php/injast/article/view/2190</text:p>
          </table:table-cell>
          <table:table-cell office:value-type="string" table:style-name="ce12">
            <text:p>study site is located in Indonesia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Prey availability and temporal partitioning modulate felid coexistence in Neotropical forests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journals.plos.org/plosone/article?id=10.1371/journal.pone.0213671</text:p>
          </table:table-cell>
          <table:table-cell office:value-type="string" table:style-name="ce12">
            <text:p>contains data only on felids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104" table:style-name="ce4">
            <text:p>104</text:p>
          </table:table-cell>
          <table:table-cell office:value-type="string" table:style-name="ce4">
            <text:p>Reconsidering mammal extinctions in the Pernambuco Endemism Center of the Brazilian Atlantic Forest: a critique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pdfs.semanticscholar.org/b6f5/d14ddcb6a62d9dbf2923720a436c6a12f735.pdf</text:p>
          </table:table-cell>
          <table:table-cell office:value-type="string" table:style-name="ce12">
            <text:p>not relevan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Records of the bush dog (Speothos venaticus) in Central Amazonia, Brazil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academic.oup.com/jmammal/article/96/6/1361/1176523</text:p>
          </table:table-cell>
          <table:table-cell office:value-type="string" table:style-name="ce12">
            <text:p>not relevant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Registro notable de dos mesocarnívoros en el bosque nuboso de Baja Verapaz, Guatemala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://www.revmexmastozoologia.unam.mx/ojs/index.php/rmm/article/view/271</text:p>
          </table:table-cell>
          <table:table-cell office:value-type="string" table:style-name="ce12">
            <text:p>article is in spanish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113" table:style-name="ce4">
            <text:p>113</text:p>
          </table:table-cell>
          <table:table-cell office:value-type="string" table:style-name="ce4">
            <text:p>Report on the medium and large terrestrial mammal species of Peperpot Nature park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feu.awsassets.panda.org/downloads/report_medium_to_large_mammals_of_pnp__serano_ramcharan__1.pdf</text:p>
          </table:table-cell>
          <table:table-cell office:value-type="string" table:style-name="ce12">
            <text:p>does not contain data on sampling effort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Spatial and Temporal Interactions of Sympatric Jaguars (Panthera onca) and Pumas (Puma concolor) in a Neotropical Forest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academic.oup.com/jmammal/article/90/3/612/874375</text:p>
          </table:table-cell>
          <table:table-cell office:value-type="string" table:style-name="ce4">
            <text:p>contains data only on Jaguar (Panthera onca) and Puma (Puma concolor)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Spatial organization and social dynamics of Geoffroy’s cat in the Brazilian pampas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academic.oup.com/jmammal/article/99/4/859/5056823</text:p>
          </table:table-cell>
          <table:table-cell office:value-type="string" table:style-name="ce12">
            <text:p>not relevant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151" table:style-name="ce4">
            <text:p>151</text:p>
          </table:table-cell>
          <table:table-cell office:value-type="string" table:style-name="ce4">
            <text:p>Spatial patterns of mammal occurrence in forest strips surrounded by agricultural crops of the Chaco region, Argentina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sciencedirect.com/science/article/pii/S0006320715001469?via%3Dihub</text:p>
          </table:table-cell>
          <table:table-cell office:value-type="string" table:style-name="ce12">
            <text:p>data taken from another dataset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Spatiotemporal interactions of predators and prey of a neotropical mammal community in southern Mexico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europepmc.org/article/ppr/ppr244765</text:p>
          </table:table-cell>
          <table:table-cell office:value-type="string" table:style-name="ce13">
            <text:p>failure of data download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137" table:style-name="ce4">
            <text:p>137</text:p>
          </table:table-cell>
          <table:table-cell office:value-type="string" table:style-name="ce4">
            <text:p>Temporal Activity Patterns of Sympatric Bornean Carnivore Species: Implications for Niche Partitioning and Conservation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researchsquare.com/article/rs-753526/latest.pdf</text:p>
          </table:table-cell>
          <table:table-cell office:value-type="string" table:style-name="ce12">
            <text:p>study site is located in Borneo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112" table:style-name="ce4">
            <text:p>112</text:p>
          </table:table-cell>
          <table:table-cell office:value-type="string" table:style-name="ce4">
            <text:p>The allure of lure and its impact on perceived community composotion when monitoring tropical mammalian biodiversity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udspace.udel.edu/handle/19716/23864</text:p>
          </table:table-cell>
          <table:table-cell office:value-type="string" table:style-name="ce12">
            <text:p>not relevant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135" table:style-name="ce4">
            <text:p>135</text:p>
          </table:table-cell>
          <table:table-cell office:value-type="string" table:style-name="ce4">
            <text:p>The Jaguarundi (Puma yagouaroundi) in The Kaa-Iya del Gran Chaco National Park, Santa Cruz, Bolivia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redalyc.org/pdf/457/45714211.pdf</text:p>
          </table:table-cell>
          <table:table-cell office:value-type="string" table:style-name="ce10">
            <text:p>contains data only on felids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111" table:style-name="ce4">
            <text:p>111</text:p>
          </table:table-cell>
          <table:table-cell office:value-type="string" table:style-name="ce4">
            <text:p>Tropical mammal functional diversity increases with productivity but decreases with anthropogenic disturbance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royalsocietypublishing.org/doi/abs/10.1098/rspb.2020.2098</text:p>
          </table:table-cell>
          <table:table-cell office:value-type="string" table:style-name="ce12">
            <text:p>not relevant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110" table:style-name="ce4">
            <text:p>110</text:p>
          </table:table-cell>
          <table:table-cell office:value-type="string" table:style-name="ce4">
            <text:p>Updating the distribution and population status of jaguarundi, puma yagouaroundi (É. Geoffroy, 1803) (Mammalia: Carnivora: Felidae), in the southernmost part of its distribution range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ri.conicet.gov.ar/handle/11336/66316</text:p>
          </table:table-cell>
          <table:table-cell office:value-type="string" table:style-name="ce12">
            <text:p>does not contain data on sampling effort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Why invasive Patagonian beavers thrive in unlikely habitats: a demographic perspective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academic.oup.com/jmammal/article/98/1/283/2452629</text:p>
          </table:table-cell>
          <table:table-cell office:value-type="string" table:style-name="ce12">
            <text:p>contains data only on Beaver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1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Wild felid species richness affected by a corridor in the Lacandona forest, Mexico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academic.oup.com/jmammal/article/95/4/824/886316</text:p>
          </table:table-cell>
          <table:table-cell office:value-type="string" table:style-name="ce10">
            <text:p>contains data only on felids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76" table:style-name="ce4">
            <text:p>76</text:p>
          </table:table-cell>
          <table:table-cell office:value-type="string" table:style-name="ce4">
            <text:p>A stranger in the family? On the social behavior of a leucistic collared peccary (Pecari tajacu) with pigmented conspecifics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link.springer.com/article/10.1007%2Fs42965-019-00036-x</text:p>
          </table:table-cell>
          <table:table-cell office:value-type="string" table:style-name="ce1">
            <text:p>contains data only on Peccar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Abundance and Activity of Domestic and Wild Medium-Sized Mammals in a Protected Mangrove Remnant, Puerto Vallarta, Mexico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bioone.org/journals/western-north-american-naturalist/volume-81/issue-2/064.081.0214/Abundance-and-Activity-of-Domestic-and-Wild-Medium-Sized-Mammals/10.3398/064.081.0214.short</text:p>
          </table:table-cell>
          <table:table-cell office:value-type="string" table:style-name="ce1">
            <text:p>contains data only on selected specie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134" table:style-name="ce4">
            <text:p>134</text:p>
          </table:table-cell>
          <table:table-cell office:value-type="string" table:style-name="ce4">
            <text:p>Abundance of some mesopredator preys in the Sierra del Abra Tanchipa Biosphere Reserve and adjacent areas, San Luis Potosí, Mexico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redalyc.org/pdf/4555/455554157001.pdf</text:p>
          </table:table-cell>
          <table:table-cell office:value-type="string" table:style-name="ce14">
            <text:p>no carnivores data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167" table:style-name="ce4">
            <text:p>167</text:p>
          </table:table-cell>
          <table:table-cell office:value-type="string" table:style-name="ce15">
            <text:p>Activity patterns of ocelots and their potential prey in the Brazilian Pantanal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sciencedirect.com/science/article/pii/S1616504716300507?via%3Dihub</text:p>
          </table:table-cell>
          <table:table-cell office:value-type="string" table:style-name="ce16">
            <text:p>contains the same data as in study "Camera traps as a tool for carnivore conservation in a mosaic of protected areas in the Pantanal wetlands, Brazil"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169" table:style-name="ce4">
            <text:p>169</text:p>
          </table:table-cell>
          <table:table-cell office:value-type="string" table:style-name="ce15">
            <text:p>An assessment of the terrestrial mammal communities in forests of Central Panama, using camera-trap surveys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sciencedirect.com/science/article/pii/S1617138115000539?via%3Dihub</text:p>
          </table:table-cell>
          <table:table-cell office:value-type="string" table:style-name="ce14">
            <text:p>data compilati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97" table:style-name="ce4">
            <text:p>97</text:p>
          </table:table-cell>
          <table:table-cell office:value-type="string" table:style-name="ce4">
            <text:p>Assessing the potential of environmental DNA metabarcoding for monitoring Neotropical mammals: a case study in the Amazon and Atlantic Forest, Brazil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onlinelibrary.wiley.com/doi/10.1111/mam.12183</text:p>
          </table:table-cell>
          <table:table-cell office:value-type="string" table:style-name="ce14">
            <text:p>no presence data available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94" table:style-name="ce4">
            <text:p>94</text:p>
          </table:table-cell>
          <table:table-cell office:value-type="string" table:style-name="ce4">
            <text:p>Baird's tapir density in high elevation forests of the Talamanca region of Costa Rica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onlinelibrary.wiley.com/doi/10.1111/j.1749-4877.2012.00324.x</text:p>
          </table:table-cell>
          <table:table-cell office:value-type="string" table:style-name="ce14">
            <text:p>contains data only on Tapir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126" table:style-name="ce4">
            <text:p>126</text:p>
          </table:table-cell>
          <table:table-cell office:value-type="string" table:style-name="ce15">
            <text:p>Beyond the color: the implications of pigmentation polymorphism in the activity behavior of a Neotropical squirrel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degruyter.com/document/doi/10.1515/mammalia-2019-0025/html</text:p>
          </table:table-cell>
          <table:table-cell office:value-type="string" table:style-name="ce1">
            <text:p>contains data only on Squirrels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175" table:style-name="ce4">
            <text:p>175</text:p>
          </table:table-cell>
          <table:table-cell office:value-type="string" table:style-name="ce4">
            <text:p>Bird and mammal frugivores of Euterpe edulis at Santa Catarina island monitored by camera traps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tandfonline.com/doi/full/10.1080/01650521.2012.678102</text:p>
          </table:table-cell>
          <table:table-cell office:value-type="string" table:style-name="ce1">
            <text:p>contains data only on frutivores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Camera Trapping at Harpy Eagle Nests: Interspecies Interactions Under Predation Risk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bioone.org/journals/journal-of-raptor-research/volume-51/issue-1/JRR-15-58.1/Camera-Trapping-at-Harpy-Eagle-Nests--Interspecies-Interactions-Under/10.3356/JRR-15-58.1.full</text:p>
          </table:table-cell>
          <table:table-cell office:value-type="string" table:style-name="ce14">
            <text:p>no carnivores data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91" table:style-name="ce4">
            <text:p>91</text:p>
          </table:table-cell>
          <table:table-cell office:value-type="string" table:style-name="ce4">
            <text:p>Camera trapping reveals multispecies use of water-filled tree holes by birds and mammals in a neotropical forest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onlinelibrary.wiley.com/doi/10.1111/btp.13030</text:p>
          </table:table-cell>
          <table:table-cell office:value-type="string" table:style-name="ce14">
            <text:p>no carnivores data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78" table:style-name="ce4">
            <text:p>78</text:p>
          </table:table-cell>
          <table:table-cell office:value-type="string" table:style-name="ce4">
            <text:p>Can mammals thrive near urban areas in the Neotropics? Characterizing the community of a reclaimed tropical forest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link.springer.com/article/10.1007%2Fs42965-020-00134-1</text:p>
          </table:table-cell>
          <table:table-cell office:value-type="string" table:style-name="ce4">
            <text:p>contains only mean detection rate</text:p>
          </table:table-cell>
          <table:table-cell table:number-columns-repeated="16378" table:style-name="ce11"/>
        </table:table-row>
        <table:table-row table:style-name="ro3">
          <table:table-cell office:value-type="string" table:style-name="ce4">
            <text:p>A2</text:p>
          </table:table-cell>
          <table:table-cell office:value-type="float" office:value="168" table:style-name="ce4">
            <text:p>168</text:p>
          </table:table-cell>
          <table:table-cell office:value-type="string" table:style-name="ce4">
            <text:p>Coexistence and habitat use of the South American coati and the mountain coati along an elevational gradient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sciencedirect.com/science/article/pii/S1616504719300618?via%3Dihub</text:p>
          </table:table-cell>
          <table:table-cell office:value-type="string" table:style-name="ce1">
            <text:p>contains data only on Coati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70" table:style-name="ce4">
            <text:p>70</text:p>
          </table:table-cell>
          <table:table-cell office:value-type="string" table:style-name="ce4">
            <text:p>Combined impacts of multiple non-native mammals on two life stages of a critically endangered Neotropical tree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link.springer.com/article/10.1007%2Fs10530-018-1758-4</text:p>
          </table:table-cell>
          <table:table-cell office:value-type="string" table:style-name="ce1">
            <text:p>no presence data available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69" table:style-name="ce4">
            <text:p>69</text:p>
          </table:table-cell>
          <table:table-cell office:value-type="string" table:style-name="ce4">
            <text:p>Comparing methods for sampling large- and medium-sized mammals: camera traps and track plots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link.springer.com/article/10.1007%2Fs10344-008-0205-8</text:p>
          </table:table-cell>
          <table:table-cell office:value-type="string" table:style-name="ce14">
            <text:p>contains data only on 3 species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177" table:style-name="ce4">
            <text:p>177</text:p>
          </table:table-cell>
          <table:table-cell office:value-type="string" table:style-name="ce15">
            <text:p>Density, habitat use, and daily activity patterns of the Red-rumped Agouti (Dasyprocta leporina) in the Atlantic Forest, Brazil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tandfonline.com/doi/full/10.1080/01650521.2018.1434743</text:p>
          </table:table-cell>
          <table:table-cell office:value-type="string" table:style-name="ce1">
            <text:p>contains data only on Agouti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Detection Dogs: An Effective Technique for Bush Dog Surveys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bioone.org/journals/journal-of-wildlife-management/volume-73/issue-8/2008-545/Detection-Dogs-An-Effective-Technique-for-Bush-Dog-Surveys/10.2193/2008-545.full</text:p>
          </table:table-cell>
          <table:table-cell office:value-type="string" table:style-name="ce16">
            <text:p>not relevant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Developing an empirical approach to optimal camera-trap deployment at mammal resting sites: evidence from a longitudinal study of an otter Lutra lutra holt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link.springer.com/article/10.1007/s10344-017-1143-0</text:p>
          </table:table-cell>
          <table:table-cell office:value-type="string" table:style-name="ce4">
            <text:p>study site is located in Scotland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93" table:style-name="ce4">
            <text:p>93</text:p>
          </table:table-cell>
          <table:table-cell office:value-type="string" table:style-name="ce15">
            <text:p>Differential Use of Trails by Forest Mammals and the Implications for Camera-Trap Studies: A Case Study from Belize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onlinelibrary.wiley.com/doi/10.1111/j.1744-7429.2009.00544.x</text:p>
          </table:table-cell>
          <table:table-cell office:value-type="string" table:style-name="ce1">
            <text:p>contains only few data</text:p>
          </table:table-cell>
          <table:table-cell table:number-columns-repeated="16378" table:style-name="ce7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166" table:style-name="ce4">
            <text:p>166</text:p>
          </table:table-cell>
          <table:table-cell office:value-type="string" table:style-name="ce15">
            <text:p>Dissimilar responses of the Gray brocket deer (Mazama gouazoubira), Crab-eating fox (Cerdocyon thous) and Pampas fox (Lycalopex gymnocercus) to livestock frequency in subtropical forests of NW Argentina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sciencedirect.com/science/article/pii/S1616504715000385?via%3Dihub</text:p>
          </table:table-cell>
          <table:table-cell office:value-type="string" table:style-name="ce14">
            <text:p>contains data only on Deers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Disturbance-Mediated Mammal Persistence and Abundance-Area Relationships in Amazonian Forest Fragments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conbio.onlinelibrary.wiley.com/doi/10.1111/j.1523-1739.2007.00797.x</text:p>
          </table:table-cell>
          <table:table-cell office:value-type="string" table:style-name="ce16">
            <text:p>contains only few CT data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96" table:style-name="ce4">
            <text:p>96</text:p>
          </table:table-cell>
          <table:table-cell office:value-type="string" table:style-name="ce15">
            <text:p>Ecology and status of the jaguarundi Puma yagouaroundi: a synthesis of existing knowledge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onlinelibrary.wiley.com/doi/10.1111/mam.12051</text:p>
          </table:table-cell>
          <table:table-cell office:value-type="string" table:style-name="ce16">
            <text:p>not relevant</text:p>
          </table:table-cell>
          <table:table-cell table:number-columns-repeated="16378" table:style-name="ce7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160" table:style-name="ce4">
            <text:p>160</text:p>
          </table:table-cell>
          <table:table-cell office:value-type="string" table:style-name="ce15">
            <text:p>Effect of distance and density on seed/seedling fate of two dipterocarp species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sciencedirect.com/science/article/pii/S0378112707003441?via%3Dihub</text:p>
          </table:table-cell>
          <table:table-cell office:value-type="string" table:style-name="ce4">
            <text:p>study site is located in Malaysia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Effectiveness of Panama as an intercontinental land bridge for large mammals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conbio.onlinelibrary.wiley.com/doi/10.1111/cobi.13384</text:p>
          </table:table-cell>
          <table:table-cell office:value-type="string" table:style-name="ce14">
            <text:p>contains data only on 9 selected species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74" table:style-name="ce4">
            <text:p>74</text:p>
          </table:table-cell>
          <table:table-cell office:value-type="string" table:style-name="ce4">
            <text:p>Elusive deer occurrences at the Atlantic Forest: 20 years of surveys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link.springer.com/article/10.1007%2Fs13364-021-00604-4</text:p>
          </table:table-cell>
          <table:table-cell office:value-type="string" table:style-name="ce14">
            <text:p>contains data only on Deers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178" table:style-name="ce4">
            <text:p>178</text:p>
          </table:table-cell>
          <table:table-cell office:value-type="string" table:style-name="ce15">
            <text:p>First record of the naked-tailed armadillo (Cabassous sp.) at Tijuca National Park, Rio de Janeiro, Brazil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tandfonline.com/doi/full/10.1080/01650521.2019.1582137</text:p>
          </table:table-cell>
          <table:table-cell office:value-type="string" table:style-name="ce14">
            <text:p>contains data only on Armadillo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161" table:style-name="ce4">
            <text:p>161</text:p>
          </table:table-cell>
          <table:table-cell office:value-type="string" table:style-name="ce15">
            <text:p>Forest fragmentation and selective logging affect the seed survival and recruitment of a relictual conifer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sciencedirect.com/science/article/pii/S0378112717307478?via%3Dihub</text:p>
          </table:table-cell>
          <table:table-cell office:value-type="string" table:style-name="ce1">
            <text:p>araucaria seed lure was used, no carnivores data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Greater Grison (Galictis vittatta) hunts a <text:s/>central america indigo snake <text:s/>(Drymarchon melanurus) in southern Mexico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bioone.org/journals/the-southwestern-naturalist/volume-63/issue-3/0038-4909-63-3-197/GREATER-GRISON-GALICTIS-VITTATTA-HUNTS-A-CENTRAL-AMERICAN-INDIGO-SNAKE/10.1894/0038-4909-63-3-197.full</text:p>
          </table:table-cell>
          <table:table-cell office:value-type="string" table:style-name="ce16">
            <text:p>contains only one record by CT</text:p>
          </table:table-cell>
          <table:table-cell table:number-columns-repeated="16378" table:style-name="ce7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179" table:style-name="ce4">
            <text:p>179</text:p>
          </table:table-cell>
          <table:table-cell office:value-type="string" table:style-name="ce15">
            <text:p>Highest bush dog (Speothos venaticus) record for Ecuador with a potential association to a palm tree (Socratea rostrata)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tandfonline.com/doi/full/10.1080/01650521.2020.1809973</text:p>
          </table:table-cell>
          <table:table-cell office:value-type="string" table:style-name="ce1">
            <text:p>contains data only on Bush dog (Speothos venaticus)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68" table:style-name="ce4">
            <text:p>68</text:p>
          </table:table-cell>
          <table:table-cell office:value-type="string" table:style-name="ce4">
            <text:p>Infanticide in a jaguar (Panthera onca) population—does the provision of livestock carcasses increase the risk?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link.springer.com/article/10.1007%2Fs10211-016-0241-4</text:p>
          </table:table-cell>
          <table:table-cell office:value-type="string" table:style-name="ce4">
            <text:p>contains data only on Jaguar (Panthera onca)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156" table:style-name="ce4">
            <text:p>156</text:p>
          </table:table-cell>
          <table:table-cell office:value-type="string" table:style-name="ce15">
            <text:p>Landscape of human fear in Neotropical rainforest mammals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sciencedirect.com/science/article/pii/S0006320719303751?via%3Dihub</text:p>
          </table:table-cell>
          <table:table-cell office:value-type="string" table:style-name="ce14">
            <text:p>temporal span of the study does not fit our requirements</text:p>
          </table:table-cell>
          <table:table-cell table:number-columns-repeated="16378" table:style-name="ce7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85" table:style-name="ce4">
            <text:p>85</text:p>
          </table:table-cell>
          <table:table-cell office:value-type="string" table:style-name="ce15">
            <text:p>Mammal Abundances and Seed Traits Control the Seed Dispersal and Predation Roles of Terrestrial Mammals in a Costa Rican Forest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onlinelibrary.wiley.com/doi/10.1111/btp.12014</text:p>
          </table:table-cell>
          <table:table-cell office:value-type="string" table:style-name="ce1">
            <text:p>contains data only on Peccary and Agouti</text:p>
          </table:table-cell>
          <table:table-cell table:number-columns-repeated="16378" table:style-name="ce7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122" table:style-name="ce4">
            <text:p>122</text:p>
          </table:table-cell>
          <table:table-cell office:value-type="string" table:style-name="ce15">
            <text:p>Mammal use of Raphia taedigera palm stands in Costa Rica’s Osa Peninsula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degruyter.com/document/doi/10.1515/mammalia-2014-0033/html</text:p>
          </table:table-cell>
          <table:table-cell office:value-type="string" table:style-name="ce17">
            <text:p>failure of data download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86" table:style-name="ce4">
            <text:p>86</text:p>
          </table:table-cell>
          <table:table-cell office:value-type="string" table:style-name="ce15">
            <text:p>Mammalian Insectivores Exert Top-Down Effects on Azteca Ants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onlinelibrary.wiley.com/doi/10.1111/btp.12128</text:p>
          </table:table-cell>
          <table:table-cell office:value-type="string" table:style-name="ce1">
            <text:p>contains data only on Tamandua and Ants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188" table:style-name="ce4">
            <text:p>188</text:p>
          </table:table-cell>
          <table:table-cell office:value-type="string" table:style-name="ce15">
            <text:p>Monitoring tropical forest ungulates using camera-trap data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zslpublications.onlinelibrary.wiley.com/doi/abs/10.1111/jzo.12547</text:p>
          </table:table-cell>
          <table:table-cell office:value-type="string" table:style-name="ce16">
            <text:p>study site is located in Cambodia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Moving forward on the sampling efficiency of neotropical small mammals: insights from pitfall and camera trapping over traditional live trapping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link.springer.com/article/10.1007/s13364-019-00429-2</text:p>
          </table:table-cell>
          <table:table-cell office:value-type="string" table:style-name="ce1">
            <text:p>no carnivores data</text:p>
          </table:table-cell>
          <table:table-cell table:number-columns-repeated="16378" table:style-name="ce7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163" table:style-name="ce4">
            <text:p>163</text:p>
          </table:table-cell>
          <table:table-cell office:value-type="string" table:style-name="ce15">
            <text:p>Niche partitioning and species coexistence in a Neotropical felid assemblage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sciencedirect.com/science/article/pii/S1146609X10000548</text:p>
          </table:table-cell>
          <table:table-cell office:value-type="string" table:style-name="ce1">
            <text:p>contains data only on selected species</text:p>
          </table:table-cell>
          <table:table-cell table:number-columns-repeated="16378" table:style-name="ce7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176" table:style-name="ce4">
            <text:p>176</text:p>
          </table:table-cell>
          <table:table-cell office:value-type="string" table:style-name="ce15">
            <text:p>Occurrence of invasive mammals in southern Nahuel Huapi National Park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tandfonline.com/doi/full/10.1080/01650521.2013.875245</text:p>
          </table:table-cell>
          <table:table-cell office:value-type="string" table:style-name="ce1">
            <text:p>contains data only on invasive species</text:p>
          </table:table-cell>
          <table:table-cell table:number-columns-repeated="16378" table:style-name="ce7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83" table:style-name="ce4">
            <text:p>83</text:p>
          </table:table-cell>
          <table:table-cell office:value-type="string" table:style-name="ce15">
            <text:p>Patterns of mineral lick visitation by spider monkeys and howler monkeys in Amazonia: are licks perceived as risky areas?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onlinelibrary.wiley.com/doi/10.1002/ajp.20910</text:p>
          </table:table-cell>
          <table:table-cell office:value-type="string" table:style-name="ce14">
            <text:p>focused on clay lick, no carnivores data</text:p>
          </table:table-cell>
          <table:table-cell table:number-columns-repeated="16378" table:style-name="ce7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Predators of bird nests in the Atlantic forest of Argentina and Paraguay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bioone.org/journals/the-wilson-journal-of-ornithology/volume-128/issue-1/wils-128-01-120-131.1/Predators-of-bird-nests-in-the-Atlantic-forest-of-Argentina/10.1676/wils-128-01-120-131.1.full</text:p>
          </table:table-cell>
          <table:table-cell office:value-type="string" table:style-name="ce1">
            <text:p>contains data only on nest predators</text:p>
          </table:table-cell>
          <table:table-cell table:number-columns-repeated="16378" table:style-name="ce7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Primer registro del tlalcoyote (Taxidea taxus) en la Reserva de la Biosfera Sierra Gorda, Guanajuato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://www.revmexmastozoologia.unam.mx/ojs/index.php/rmm/article/view/267</text:p>
          </table:table-cell>
          <table:table-cell office:value-type="string" table:style-name="ce12">
            <text:p>article is in spanis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186" table:style-name="ce4">
            <text:p>186</text:p>
          </table:table-cell>
          <table:table-cell office:value-type="string" table:style-name="ce15">
            <text:p>Puma activity patterns and temporal overlap with prey in a human-modified landscape at Southeastern Brazil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zslpublications.onlinelibrary.wiley.com/doi/10.1111/jzo.12558</text:p>
          </table:table-cell>
          <table:table-cell office:value-type="string" table:style-name="ce1">
            <text:p>contains data only on Pumas and its pra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182" table:style-name="ce4">
            <text:p>182</text:p>
          </table:table-cell>
          <table:table-cell office:value-type="string" table:style-name="ce15">
            <text:p>Ravines as conservation strongholds for small wildcats under pressure from free-ranging dogs and cats in Mediterranean landscapes of Chile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tandfonline.com/doi/full/10.1080/01650521.2021.1933691</text:p>
          </table:table-cell>
          <table:table-cell office:value-type="string" table:style-name="ce1">
            <text:p>contains data only on selected species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Recognition of Mammal Genera on Camera-Trap Images Using Multi-layer Robust Principal Component Analysis and Mixture Neural Networks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ieeexplore.ieee.org/abstract/document/8371923/?casa_token=h6VN7ADGVr8AAAAA:JppaNUBbegnzoq3vlBH49xtkZDwsemfBfIIzJJP_ASTKDyZuK_dYP3jxefZYstHqOLlwLSDNgazs</text:p>
          </table:table-cell>
          <table:table-cell office:value-type="string" table:style-name="ce14">
            <text:p>no data available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66" table:style-name="ce4">
            <text:p>66</text:p>
          </table:table-cell>
          <table:table-cell office:value-type="string" table:style-name="ce4">
            <text:p>Structure and inter-specific relationships of a felid community of the upper Amazonian basin under different scenarios of human impact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link.springer.com/article/10.1007/s42991-021-00149-8</text:p>
          </table:table-cell>
          <table:table-cell office:value-type="string" table:style-name="ce1">
            <text:p>contains data only on felid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84" table:style-name="ce4">
            <text:p>84</text:p>
          </table:table-cell>
          <table:table-cell office:value-type="string" table:style-name="ce15">
            <text:p>Studying the quantity component of seed dispersal effectiveness from exclosure treatments and camera trapping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onlinelibrary.wiley.com/doi/10.1002/ece3.4068</text:p>
          </table:table-cell>
          <table:table-cell office:value-type="string" table:style-name="ce14">
            <text:p>fruit lure was used, only few carnivores data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89" table:style-name="ce4">
            <text:p>89</text:p>
          </table:table-cell>
          <table:table-cell office:value-type="string" table:style-name="ce15">
            <text:p>Tayra (Eira barbara) landscape use as a function of cover types, forest protection, and the presence of puma and free-ranging dogs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onlinelibrary.wiley.com/doi/10.1111/btp.13005</text:p>
          </table:table-cell>
          <table:table-cell office:value-type="string" table:style-name="ce14">
            <text:p>contains data only on Puma (Puma concolor), Bush dog (Speothos venaticus) and Tayra (Eira barbara)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81" table:style-name="ce4">
            <text:p>81</text:p>
          </table:table-cell>
          <table:table-cell office:value-type="string" table:style-name="ce15">
            <text:p>Temporal and dietary segregation in a neotropical small-felid assemblage and its relation to prey activity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link.springer.com/article/10.1016/j.mambio.2018.12.005</text:p>
          </table:table-cell>
          <table:table-cell office:value-type="string" table:style-name="ce1">
            <text:p>contains data only on felid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Temporal niche overlap among mesocarnivores in a Caatinga dry forest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link.springer.com/article/10.1007/s10344-020-1371-6</text:p>
          </table:table-cell>
          <table:table-cell office:value-type="string" table:style-name="ce1">
            <text:p>contains data only on mesocarnivores<text:s/>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80" table:style-name="ce4">
            <text:p>80</text:p>
          </table:table-cell>
          <table:table-cell office:value-type="string" table:style-name="ce15">
            <text:p>The mysterious white deer: anomalous coloring in different Neotropical deer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link.springer.com/article/10.1007%2Fs42991-021-00156-9</text:p>
          </table:table-cell>
          <table:table-cell office:value-type="string" table:style-name="ce14">
            <text:p>contains data only on Deer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157" table:style-name="ce4">
            <text:p>157</text:p>
          </table:table-cell>
          <table:table-cell office:value-type="string" table:style-name="ce15">
            <text:p>The role of protected and unprotected forest remnants for mammal conservation in a megadiverse Neotropical hotspot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sciencedirect.com/science/article/pii/S0006320721002251</text:p>
          </table:table-cell>
          <table:table-cell office:value-type="string" table:style-name="ce14">
            <text:p>compilation of studies - grouped data, impossible to derive effort and other detail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77" table:style-name="ce4">
            <text:p>77</text:p>
          </table:table-cell>
          <table:table-cell office:value-type="string" table:style-name="ce4">
            <text:p>Trash, tasty and healthy: the red-back agouti (Dasyprocta iacki) feed on leftovers from blonde capuchins (Sapajus flavius)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link.springer.com/article/10.1007%2Fs42965-020-00127-0</text:p>
          </table:table-cell>
          <table:table-cell office:value-type="string" table:style-name="ce16">
            <text:p>contains data only on Agouti and Capuchi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123" table:style-name="ce4">
            <text:p>123</text:p>
          </table:table-cell>
          <table:table-cell office:value-type="string" table:style-name="ce15">
            <text:p>Trophic and spatio-temporal niche of the crab-eating fox, Cerdocyon thous (Linnaeus, 1766) (Carnivora: Canidae), in a remnant of the Caatinga in northeastern Brazil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degruyter.com/document/doi/10.1515/mammalia-2014-0108/html</text:p>
          </table:table-cell>
          <table:table-cell office:value-type="string" table:style-name="ce14">
            <text:p>contains data only on Crab-eating fox (Cerdocyon thous)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90" table:style-name="ce4">
            <text:p>90</text:p>
          </table:table-cell>
          <table:table-cell office:value-type="string" table:style-name="ce15">
            <text:p>Uncovering the vertebrate scavenger guild composition and functioning in the Cerrado biodiversity hotspot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onlinelibrary.wiley.com/doi/10.1111/btp.13006</text:p>
          </table:table-cell>
          <table:table-cell office:value-type="string" table:style-name="ce1">
            <text:p>contains data only on scavenger specie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124" table:style-name="ce4">
            <text:p>124</text:p>
          </table:table-cell>
          <table:table-cell office:value-type="string" table:style-name="ce15">
            <text:p>Unexpected documentation and inter-Andean range expansion of a vulnerable large mammal (Mammalia, Pilosa, Myrmecophaga tridactyla) in Colombia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degruyter.com/document/doi/10.1515/mammalia-2015-0037/html</text:p>
          </table:table-cell>
          <table:table-cell office:value-type="string" table:style-name="ce1">
            <text:p>contains data only on Ante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92" table:style-name="ce4">
            <text:p>92</text:p>
          </table:table-cell>
          <table:table-cell office:value-type="string" table:style-name="ce18">
            <text:p>Vertebrate Fruit Removal and Ant Seed Dispersal in the Neotropical GingerRenealmia alpinia(Zingiberaceae)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onlinelibrary.wiley.com/doi/10.1111/j.1744-7429.2008.00478.x</text:p>
          </table:table-cell>
          <table:table-cell office:value-type="string" table:style-name="ce14">
            <text:p>frutivores fruit lure was used, only few carnivores data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65" table:style-name="ce4">
            <text:p>65</text:p>
          </table:table-cell>
          <table:table-cell office:value-type="string" table:style-name="ce4">
            <text:p>When the felid’s away, the mesocarnivores play: seasonal temporal segregation in a neotropical carnivore guild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link.springer.com/article/10.1007/s42991-021-00110-9</text:p>
          </table:table-cell>
          <table:table-cell office:value-type="string" table:style-name="ce14">
            <text:p>no presence data availabl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64" table:style-name="ce4">
            <text:p>64</text:p>
          </table:table-cell>
          <table:table-cell office:value-type="string" table:style-name="ce15">
            <text:p>Where does the fox stay? First camera trap records of the threatened hoary fox Lycalopex vetulus (Carnivora, Canidae) in a xeric habitat of a neotropical dry forest–savanna ecotone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link.springer.com/article/10.1007/s13364-021-00606-2</text:p>
          </table:table-cell>
          <table:table-cell office:value-type="string" table:style-name="ce1">
            <text:p>contains data only on Hoary fox (Lycalopex vetulus)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4">
            <text:p>A2</text:p>
          </table:table-cell>
          <table:table-cell office:value-type="float" office:value="187" table:style-name="ce4">
            <text:p>187</text:p>
          </table:table-cell>
          <table:table-cell office:value-type="string" table:style-name="ce15">
            <text:p>Wildlife trail or systematic? Camera trap placement has little effect on estimates of mammal diversity in a tropical forest in Gabon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zslpublications.onlinelibrary.wiley.com/doi/abs/10.1002/rse2.191</text:p>
          </table:table-cell>
          <table:table-cell office:value-type="string" table:style-name="ce16">
            <text:p>study area is located in Gabon</text:p>
          </table:table-cell>
          <table:table-cell table:number-columns-repeated="16378" table:style-name="ce11"/>
        </table:table-row>
        <table:table-row table:style-name="ro2">
          <table:table-cell office:value-type="string" table:style-name="ce1">
            <text:p>A3</text:p>
          </table:table-cell>
          <table:table-cell office:value-type="float" office:value="189" table:style-name="ce8">
            <text:p>189</text:p>
          </table:table-cell>
          <table:table-cell office:value-type="string" table:style-name="ce1">
            <text:p>Abundance of jaguars and occupancy of medium-and large-sized vertebrates in a transboundary conservation landscape in the northwestern Amazon</text:p>
          </table:table-cell>
          <table:table-cell office:value-type="string" table:style-name="ce4">
            <text:p>exclude</text:p>
          </table:table-cell>
          <table:table-cell office:value-type="string" table:style-name="ce19">
            <text:p>https://doi.org/10.1016/j.gecco.2020.e01079</text:p>
          </table:table-cell>
          <table:table-cell office:value-type="string" table:style-name="ce14">
            <text:p>no presence data availab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3</text:p>
          </table:table-cell>
          <table:table-cell office:value-type="float" office:value="190" table:style-name="ce8">
            <text:p>190</text:p>
          </table:table-cell>
          <table:table-cell office:value-type="string" table:style-name="ce1">
            <text:p>Activity patterns of arboreal mammals in a tropical rain forest in México</text:p>
          </table:table-cell>
          <table:table-cell office:value-type="string" table:style-name="ce4">
            <text:p>exclude</text:p>
          </table:table-cell>
          <table:table-cell office:value-type="string" table:style-name="ce19">
            <text:p>https://doi.org/10.12933/therya-20-779</text:p>
          </table:table-cell>
          <table:table-cell office:value-type="string" table:style-name="ce8">
            <text:p>contains data only from arboreal C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3</text:p>
          </table:table-cell>
          <table:table-cell office:value-type="float" office:value="191" table:style-name="ce8">
            <text:p>191</text:p>
          </table:table-cell>
          <table:table-cell office:value-type="string" table:style-name="ce1">
            <text:p>An updated species list of medium and large-sized mammals of the Augusto Ruschi biological reserve using a novel …</text:p>
          </table:table-cell>
          <table:table-cell office:value-type="string" table:style-name="ce4">
            <text:p>exclude</text:p>
          </table:table-cell>
          <table:table-cell office:value-type="string" table:style-name="ce19">
            <text:p>https://revistas.ufrj.br/index.php/oa/article/download/15643/13252</text:p>
          </table:table-cell>
          <table:table-cell office:value-type="string" table:style-name="ce20">
            <text:p>data taken from other dataset</text:p>
          </table:table-cell>
          <table:table-cell table:number-columns-repeated="16378" table:style-name="ce21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192" table:style-name="ce4">
            <text:p>192</text:p>
          </table:table-cell>
          <table:table-cell office:value-type="string" table:style-name="ce4">
            <text:p>Arboreal wildlife bridges in the tropical rainforest of Costa Rica's Osa Peninsula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brill.com/view/journals/ijfp/93/3-6/article-p419_17.xml</text:p>
          </table:table-cell>
          <table:table-cell office:value-type="string" table:style-name="ce20">
            <text:p>contains data only from arboreal <text:s/>CT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193" table:style-name="ce4">
            <text:p>193</text:p>
          </table:table-cell>
          <table:table-cell office:value-type="string" table:style-name="ce4">
            <text:p>Beyond the “empty forest”: The defaunation syndromes of Neotropical forests in the Anthropocene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doi.org/10.1016/j.gecco.2022.e02362</text:p>
          </table:table-cell>
          <table:table-cell office:value-type="string" table:style-name="ce20">
            <text:p>data taken from other dataset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1">
            <text:p>A3</text:p>
          </table:table-cell>
          <table:table-cell office:value-type="float" office:value="264" table:style-name="ce8">
            <text:p>264</text:p>
          </table:table-cell>
          <table:table-cell office:value-type="string" table:style-name="ce8">
            <text:p>Brownsberg Nature Park (BNP) Ecological Research &amp; Monitoring Program 2001-6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academia.edu/28677431/Brownsberg_Nature_Park_BNP_Ecological_Research_and_Monitoring_Program_2001_6_2002_</text:p>
          </table:table-cell>
          <table:table-cell office:value-type="string" table:style-name="ce20">
            <text:p>complete data available on GBIF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194" table:style-name="ce4">
            <text:p>194</text:p>
          </table:table-cell>
          <table:table-cell office:value-type="string" table:style-name="ce4">
            <text:p>Camera trapping arboreal mammals in Argentina's Atlantic Forest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doi.org/10.1515/mammalia-2022-0026</text:p>
          </table:table-cell>
          <table:table-cell office:value-type="string" table:style-name="ce20">
            <text:p>contains data only on arboreal species</text:p>
          </table:table-cell>
          <table:table-cell table:number-columns-repeated="16378" table:style-name="ce21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195" table:style-name="ce4">
            <text:p>195</text:p>
          </table:table-cell>
          <table:table-cell office:value-type="string" table:style-name="ce4">
            <text:p>Canid collision—expanding populations of coyotes (Canis latrans) and crab-eating foxes (Cerdocyon thous) meet up in Panama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doi.org/10.1093/jmammal/gyz158</text:p>
          </table:table-cell>
          <table:table-cell office:value-type="string" table:style-name="ce4">
            <text:p>contains data only on 2 species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196" table:style-name="ce4">
            <text:p>196</text:p>
          </table:table-cell>
          <table:table-cell office:value-type="string" table:style-name="ce4">
            <text:p>Carnivore niche partitioning in a human landscape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doi.org/10.1086/718472</text:p>
          </table:table-cell>
          <table:table-cell office:value-type="string" table:style-name="ce20">
            <text:p>no data available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197" table:style-name="ce4">
            <text:p>197</text:p>
          </table:table-cell>
          <table:table-cell office:value-type="string" table:style-name="ce4">
            <text:p>Carnivores in the southwest of the province of Buenos Aires: ecology and conflicts with farmers.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www.cabdirect.org/cabdirect/abstract/20173313650</text:p>
          </table:table-cell>
          <table:table-cell office:value-type="string" table:style-name="ce12">
            <text:p>article is in spanish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199" table:style-name="ce4">
            <text:p>199</text:p>
          </table:table-cell>
          <table:table-cell office:value-type="string" table:style-name="ce4">
            <text:p>Comparing wildlife habitat suitability models based on expert opinion with camera trap detections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doi.org/10.1111/cobi.14113</text:p>
          </table:table-cell>
          <table:table-cell office:value-type="string" table:style-name="ce4">
            <text:p>no data available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203" table:style-name="ce4">
            <text:p>203</text:p>
          </table:table-cell>
          <table:table-cell office:value-type="string" table:style-name="ce4">
            <text:p>Do Wildlife Crossings Mitigate the Roadkill Mortality of Tropical Mammals? A Case Study from Costa Rica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doi.org/10.3390/d14080665</text:p>
          </table:table-cell>
          <table:table-cell office:value-type="string" table:style-name="ce20">
            <text:p>study focused on highway crossings - not relevant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204" table:style-name="ce4">
            <text:p>204</text:p>
          </table:table-cell>
          <table:table-cell office:value-type="string" table:style-name="ce4">
            <text:p>Effect of free-ranging cattle on mammalian diversity: an Austral Yungas case study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doi.org/10.1017/S0030605321001538</text:p>
          </table:table-cell>
          <table:table-cell office:value-type="string" table:style-name="ce20">
            <text:p>no data available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205" table:style-name="ce4">
            <text:p>205</text:p>
          </table:table-cell>
          <table:table-cell office:value-type="string" table:style-name="ce4">
            <text:p>Effects of a large wildfire on the community composition of medium and large mammals in a neotropical savannah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www.publish.csiro.au/WF/WF22023</text:p>
          </table:table-cell>
          <table:table-cell office:value-type="string" table:style-name="ce20">
            <text:p>no data available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206" table:style-name="ce4">
            <text:p>206</text:p>
          </table:table-cell>
          <table:table-cell office:value-type="string" table:style-name="ce4">
            <text:p>Effects of human-induced habitat changes on site-use patterns in large Amazonian Forest mammals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doi.org/10.1016/j.biocon.2023.109904</text:p>
          </table:table-cell>
          <table:table-cell office:value-type="string" table:style-name="ce4">
            <text:p>data compilation - 25 surveys, data on request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207" table:style-name="ce4">
            <text:p>207</text:p>
          </table:table-cell>
          <table:table-cell office:value-type="string" table:style-name="ce4">
            <text:p>Enemies or good neighbors? No indication of spatial or temporal avoidance between two sympatric South American canids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zslpublications.onlinelibrary.wiley.com/doi/full/10.1111/jzo.12965</text:p>
          </table:table-cell>
          <table:table-cell office:value-type="string" table:style-name="ce4">
            <text:p>contains data only on canids only</text:p>
          </table:table-cell>
          <table:table-cell table:number-columns-repeated="16378" table:style-name="ce21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209" table:style-name="ce4">
            <text:p>209</text:p>
          </table:table-cell>
          <table:table-cell office:value-type="string" table:style-name="ce4">
            <text:p>First insights in terrestrial mammals monitoring in the Candelaria and Machay Reserves in the Ecuadorian Tropical Andes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doi.org/10.3897/BDJ.11.e98119</text:p>
          </table:table-cell>
          <table:table-cell office:value-type="string" table:style-name="ce20">
            <text:p>not relevant</text:p>
          </table:table-cell>
          <table:table-cell table:number-columns-repeated="16378" table:style-name="ce21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212" table:style-name="ce4">
            <text:p>212</text:p>
          </table:table-cell>
          <table:table-cell office:value-type="string" table:style-name="ce4">
            <text:p>Fragment configuration or environmental quality? Understanding what really matters for the conservation of native mammals in the Atlantic Forest of Argentina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www.sciencedirect.com/science/article/pii/S1617138119302201</text:p>
          </table:table-cell>
          <table:table-cell office:value-type="string" table:style-name="ce20">
            <text:p>data taken from other surveys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213" table:style-name="ce4">
            <text:p>213</text:p>
          </table:table-cell>
          <table:table-cell office:value-type="string" table:style-name="ce4">
            <text:p>Grassland afforestation in South America: Local scale impacts of eucalyptus plantations on Uruguayan mammals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www.sciencedirect.com/science/article/pii/S0378112721000268</text:p>
          </table:table-cell>
          <table:table-cell office:value-type="string" table:style-name="ce4">
            <text:p>only aggregated data</text:p>
          </table:table-cell>
          <table:table-cell table:number-columns-repeated="16378" table:style-name="ce21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214" table:style-name="ce4">
            <text:p>214</text:p>
          </table:table-cell>
          <table:table-cell office:value-type="string" table:style-name="ce4">
            <text:p>Habitat use and activity patterns of Puma concolor in a human-dominated landscape of central Argentina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doi.org/10.1093/jmammal/gyz005</text:p>
          </table:table-cell>
          <table:table-cell office:value-type="string" table:style-name="ce12">
            <text:p>contains data only on Puma (Puma concolor)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217" table:style-name="ce4">
            <text:p>217</text:p>
          </table:table-cell>
          <table:table-cell office:value-type="string" table:style-name="ce4">
            <text:p>High richness of non-volant mammals in a seasonal forest fragment in southeastern Brazil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doi.org/10.11606/1807-0205/2022.62.017</text:p>
          </table:table-cell>
          <table:table-cell office:value-type="string" table:style-name="ce20">
            <text:p>only few data from CT, data from other studies are included</text:p>
          </table:table-cell>
          <table:table-cell table:number-columns-repeated="16378" table:style-name="ce21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218" table:style-name="ce4">
            <text:p>218</text:p>
          </table:table-cell>
          <table:table-cell office:value-type="string" table:style-name="ce4">
            <text:p>How do habitat amount and habitat fragmentation drive time-delayed responses of biodiversity to land-use change?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doi.org/10.1098/rspb.2020.2466</text:p>
          </table:table-cell>
          <table:table-cell office:value-type="string" table:style-name="ce4">
            <text:p>data taken from 2 other studies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219" table:style-name="ce4">
            <text:p>219</text:p>
          </table:table-cell>
          <table:table-cell office:value-type="string" table:style-name="ce4">
            <text:p>Impact of ecotourism on abundance, diversity and activity patterns of medium-large terrestrial mammals at Brownsberg Nature Park, Suriname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doi.org/10.1371/journal.pone.0250390</text:p>
          </table:table-cell>
          <table:table-cell office:value-type="string" table:style-name="ce4">
            <text:p>complete data available on GBIF, data from article does not match with GBIF dataset - excluded data without location (data from different research on puma a jaguar only)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220" table:style-name="ce4">
            <text:p>220</text:p>
          </table:table-cell>
          <table:table-cell office:value-type="string" table:style-name="ce4">
            <text:p>Jaguars, ocelots, coatimundis… oh my: Species composition and temporal overlap of a diverse carnivore guild in the Sierra of Tamaulipas, México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doi.org/10.1016/j.gecco.2023.e02493</text:p>
          </table:table-cell>
          <table:table-cell office:value-type="string" table:style-name="ce20">
            <text:p>only historical database was used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221" table:style-name="ce4">
            <text:p>221</text:p>
          </table:table-cell>
          <table:table-cell office:value-type="string" table:style-name="ce4">
            <text:p>Landscape-scale drivers of tayra abundance in the Ecuadorian Andes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link.springer.com/article/10.1007/s10531-023-02636-5</text:p>
          </table:table-cell>
          <table:table-cell office:value-type="string" table:style-name="ce20">
            <text:p>contains only data on Tayra (Eira barbara), maybe more data on request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224" table:style-name="ce4">
            <text:p>224</text:p>
          </table:table-cell>
          <table:table-cell office:value-type="string" table:style-name="ce4">
            <text:p>LINEAR CAMERA TRAPPING DESIGN FOR JAGUAR POPULATION SURVEYS IN THE LARGEST FOREST REMNANT OF THE PARAGUAYAN CHACO.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mn.sarem.org.ar/article/linear-camera-trapping-design-for-jaguar-population-surveys-in-the-paraguayan-chaco/</text:p>
          </table:table-cell>
          <table:table-cell office:value-type="string" table:style-name="ce4">
            <text:p>not relevant</text:p>
          </table:table-cell>
          <table:table-cell table:number-columns-repeated="16378" table:style-name="ce21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227" table:style-name="ce4">
            <text:p>227</text:p>
          </table:table-cell>
          <table:table-cell office:value-type="string" table:style-name="ce4">
            <text:p>Mammals of medium and large size in Cerrado remnants in southeastern Brazil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doi.org/10.3897/neotropical.14.e37653</text:p>
          </table:table-cell>
          <table:table-cell office:value-type="string" table:style-name="ce20">
            <text:p>combination of more sampling <text:s/>methods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236" table:style-name="ce4">
            <text:p>236</text:p>
          </table:table-cell>
          <table:table-cell office:value-type="string" table:style-name="ce4">
            <text:p>New records of the pampas cat, leopardus colocola (Molina, 1782)(mammalia, carnivora, felidae), from the Chaco ecoregion raise questions about its status in …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doi.org/10.15560/16.3.729 </text:p>
          </table:table-cell>
          <table:table-cell office:value-type="string" table:style-name="ce20">
            <text:p>data compilation, only few carnivore data</text:p>
          </table:table-cell>
          <table:table-cell table:number-columns-repeated="16378" table:style-name="ce21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239" table:style-name="ce4">
            <text:p>239</text:p>
          </table:table-cell>
          <table:table-cell office:value-type="string" table:style-name="ce4">
            <text:p>NONVOLANT MAMMALS IN A FRAGMENT OF ARBOREAL CAATINGA IN NORTHEASTERN BRAZIL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revistas.ufrj.br/index.php/oa/article/view/43633</text:p>
          </table:table-cell>
          <table:table-cell office:value-type="string" table:style-name="ce4">
            <text:p>contains data only on arboreal species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238" table:style-name="ce4">
            <text:p>238</text:p>
          </table:table-cell>
          <table:table-cell office:value-type="string" table:style-name="ce4">
            <text:p>Non-volant mammals of the Ibura National Forest, northeastern Brazil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doi.org/10.4025/actascibiolsci.v42i1.49958 </text:p>
          </table:table-cell>
          <table:table-cell office:value-type="string" table:style-name="ce20">
            <text:p>no CT data available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240" table:style-name="ce4">
            <text:p>240</text:p>
          </table:table-cell>
          <table:table-cell office:value-type="string" table:style-name="ce4">
            <text:p>Patrones de actividad y superposición temporal entre carnívoros nativos y exóticos en remanentes sureños de bosque seco tumbesino en Perú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ojs.ecologiaaustral.com.ar/index.php/Ecologia_Austral/article/view/1985</text:p>
          </table:table-cell>
          <table:table-cell office:value-type="string" table:style-name="ce20">
            <text:p>contains data only on selected species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241" table:style-name="ce4">
            <text:p>241</text:p>
          </table:table-cell>
          <table:table-cell office:value-type="string" table:style-name="ce4">
            <text:p>Predators in Paradise: Ecotourism and Predator-Prey Dynamics in Monteverde, Costa Rica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scholarworks.umt.edu/utpp/431/</text:p>
          </table:table-cell>
          <table:table-cell office:value-type="string" table:style-name="ce4">
            <text:p>thesis, no data available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242" table:style-name="ce4">
            <text:p>242</text:p>
          </table:table-cell>
          <table:table-cell office:value-type="string" table:style-name="ce4">
            <text:p>Predictors of puma occupancy indicate prey vulnerability is more important than prey availability in a highly fragmented landscape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doi.org/10.2981/wlb.00540</text:p>
          </table:table-cell>
          <table:table-cell office:value-type="string" table:style-name="ce4">
            <text:p>study area is located in USA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243" table:style-name="ce4">
            <text:p>243</text:p>
          </table:table-cell>
          <table:table-cell office:value-type="string" table:style-name="ce4">
            <text:p>Puma density, habitat use and conflict with humans in the Argentine Chaco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doi.org/10.1016/j.jnc.2016.02.004</text:p>
          </table:table-cell>
          <table:table-cell office:value-type="string" table:style-name="ce12">
            <text:p>contains data only on Puma (Puma concolor)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246" table:style-name="ce4">
            <text:p>246</text:p>
          </table:table-cell>
          <table:table-cell office:value-type="string" table:style-name="ce4">
            <text:p>Spatiotemporal Behavior &amp; Interactions of Neotropical Felids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dukespace.lib.duke.edu/dspace/bitstream/handle/10161/27233/C_Pepke_MP.pdf?sequence=1</text:p>
          </table:table-cell>
          <table:table-cell office:value-type="string" table:style-name="ce10">
            <text:p>contains data only on felids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247" table:style-name="ce4">
            <text:p>247</text:p>
          </table:table-cell>
          <table:table-cell office:value-type="string" table:style-name="ce4">
            <text:p>Spatiotemporal co-occurrence of predators and prey in a neotropical mammal community in southern Mexico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doi.org/10.1017/S0266467422000189</text:p>
          </table:table-cell>
          <table:table-cell office:value-type="string" table:style-name="ce20">
            <text:p>no data available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251" table:style-name="ce4">
            <text:p>251</text:p>
          </table:table-cell>
          <table:table-cell office:value-type="string" table:style-name="ce4">
            <text:p>Sympatric procyonids in the Atlantic Forest: revealing differences in detection, occupancy, and activity of the coati and the crab-eating raccoon in a gradient of …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doi.org/10.1007/s42991-023-00349-4</text:p>
          </table:table-cell>
          <table:table-cell office:value-type="string" table:style-name="ce20">
            <text:p>contains data only on selected species</text:p>
          </table:table-cell>
          <table:table-cell table:number-columns-repeated="16378" table:style-name="ce21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253" table:style-name="ce4">
            <text:p>253</text:p>
          </table:table-cell>
          <table:table-cell office:value-type="string" table:style-name="ce4">
            <text:p>Temporal patterns of visitation of birds and mammals at mineral licks in the Peruvian Amazon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doi.org/10.1002/ece3.7006</text:p>
          </table:table-cell>
          <table:table-cell office:value-type="string" table:style-name="ce16">
            <text:p>focused on clay lick, only few carnivores data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3</text:p>
          </table:table-cell>
          <table:table-cell office:value-type="float" office:value="254" table:style-name="ce4">
            <text:p>254</text:p>
          </table:table-cell>
          <table:table-cell office:value-type="string" table:style-name="ce4">
            <text:p>The Diversity of Terrestrial Mammals Surrounding Waterfall at Billy Barquedier National Park</text:p>
          </table:table-cell>
          <table:table-cell office:value-type="string" table:style-name="ce4">
            <text:p>exclude</text:p>
          </table:table-cell>
          <table:table-cell office:value-type="string" table:style-name="ce12">
            <text:p>https://scholarworks.uark.edu/discoverymag/vol20/iss1/11/</text:p>
          </table:table-cell>
          <table:table-cell office:value-type="string" table:style-name="ce4">
            <text:p>data on sampling effort and nr of CT are not availab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3</text:p>
          </table:table-cell>
          <table:table-cell office:value-type="float" office:value="260" table:style-name="ce8">
            <text:p>260</text:p>
          </table:table-cell>
          <table:table-cell office:value-type="string" table:style-name="ce8">
            <text:p>Three years of continuous monitoring of the large terrestrial mammals of Brownsberg Nature Park, Suriname</text:p>
          </table:table-cell>
          <table:table-cell office:value-type="string" table:style-name="ce4">
            <text:p>exclude</text:p>
          </table:table-cell>
          <table:table-cell office:value-type="string" table:style-name="ce1">
            <text:p>https://www.researchgate.net/publication/311485964_Three_years_of_continuous_monitoring_of_the_large_terrestrial_mammals_of_Brownsberg_Nature_Park_Suriname</text:p>
          </table:table-cell>
          <table:table-cell office:value-type="string" table:style-name="ce1">
            <text:p>complete data available on GBIF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3</text:p>
          </table:table-cell>
          <table:table-cell office:value-type="float" office:value="256" table:style-name="ce8">
            <text:p>256</text:p>
          </table:table-cell>
          <table:table-cell office:value-type="string" table:style-name="ce1">
            <text:p>Unravelling negative interactions between humans, mammalian carnivores and raptors in South America</text:p>
          </table:table-cell>
          <table:table-cell office:value-type="string" table:style-name="ce4">
            <text:p>exclude</text:p>
          </table:table-cell>
          <table:table-cell office:value-type="string" table:style-name="ce19">
            <text:p>https://doi.org/10.25260/EA.22.32.2.1.1843</text:p>
          </table:table-cell>
          <table:table-cell office:value-type="string" table:style-name="ce4">
            <text:p>data compilation</text:p>
          </table:table-cell>
          <table:table-cell table:number-columns-repeated="16378" table:style-name="ce7"/>
        </table:table-row>
        <table:table-row table:number-rows-repeated="1048417" table:style-name="ro4">
          <table:table-cell table:number-columns-repeated="16384"/>
        </table:table-row>
        <table:named-expressions>
          <table:named-range table:name="_FilterDatabase" table:cell-range-address="articles_EXCLUDED.$A$1:articles_EXCLUDED.$D$159" table:base-cell-address="articles_EXCLUDED.$A$1"/>
        </table:named-expressions>
      </table:table>
      <table:table table:name="articles_DUPLICATED" table:style-name="ta1"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5"/>
        <table:table-column table:style-name="co9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3">
            <text:p>datasetID</text:p>
          </table:table-cell>
          <table:table-cell office:value-type="string" table:style-name="ce23">
            <text:p>ID</text:p>
          </table:table-cell>
          <table:table-cell office:value-type="string" table:style-name="ce23">
            <text:p>title</text:p>
          </table:table-cell>
          <table:table-cell office:value-type="string" table:style-name="ce23">
            <text:p>status</text:p>
          </table:table-cell>
          <table:table-cell office:value-type="string" table:style-name="ce24">
            <text:p>link</text:p>
          </table:table-cell>
          <table:table-cell table:number-columns-repeated="16379"/>
        </table:table-row>
        <table:table-row table:style-name="ro2">
          <table:table-cell office:value-type="string" table:style-name="ce25">
            <text:p>A1</text:p>
          </table:table-cell>
          <table:table-cell office:value-type="float" office:value="51" table:style-name="ce25">
            <text:p>51</text:p>
          </table:table-cell>
          <table:table-cell office:value-type="string" table:style-name="ce25">
            <text:p>Determining carnivore habitat use in a rubber/forest landscape in Brazil using multispecies occupancy models</text:p>
          </table:table-cell>
          <table:table-cell office:value-type="string" table:style-name="ce25">
            <text:p>duplicity</text:p>
          </table:table-cell>
          <table:table-cell office:value-type="string" table:style-name="ce1">
            <text:p>https://journals.plos.org/plosone/article?id=10.1371/journal.pone.0195311</text:p>
          </table:table-cell>
          <table:table-cell table:number-columns-repeated="16379"/>
        </table:table-row>
        <table:table-row table:style-name="ro2">
          <table:table-cell office:value-type="string" table:style-name="ce25">
            <text:p>A1</text:p>
          </table:table-cell>
          <table:table-cell office:value-type="float" office:value="146" table:style-name="ce25">
            <text:p>146</text:p>
          </table:table-cell>
          <table:table-cell office:value-type="string" table:style-name="ce25">
            <text:p>Mammal inventories in Seasonal Neotropical Forests: traditional approaches still compensate drawbacks of modern technologies</text:p>
          </table:table-cell>
          <table:table-cell office:value-type="string" table:style-name="ce25">
            <text:p>duplicity</text:p>
          </table:table-cell>
          <table:table-cell office:value-type="string" table:style-name="ce1">
            <text:p>https://www.scielo.br/j/isz/a/bNhCJXdcbZ9jcxnsTx8T5tH/?lang=en</text:p>
          </table:table-cell>
          <table:table-cell table:number-columns-repeated="16379"/>
        </table:table-row>
        <table:table-row table:style-name="ro2">
          <table:table-cell office:value-type="string" table:style-name="ce25">
            <text:p>A2</text:p>
          </table:table-cell>
          <table:table-cell office:value-type="float" office:value="101" table:style-name="ce25">
            <text:p>101</text:p>
          </table:table-cell>
          <table:table-cell office:value-type="string" table:style-name="ce25">
            <text:p>Are tree plantations promoting homogenization of mammal assemblages between regions with contrasting environments?</text:p>
          </table:table-cell>
          <table:table-cell office:value-type="string" table:style-name="ce25">
            <text:p>duplicity</text:p>
          </table:table-cell>
          <table:table-cell office:value-type="string" table:style-name="ce1">
            <text:p>https://onlinelibrary.wiley.com/doi/abs/10.1111/jbi.14056</text:p>
          </table:table-cell>
          <table:table-cell table:number-columns-repeated="16379" table:style-name="ce26"/>
        </table:table-row>
        <table:table-row table:style-name="ro2">
          <table:table-cell office:value-type="string" table:style-name="ce25">
            <text:p>A2</text:p>
          </table:table-cell>
          <table:table-cell office:value-type="float" office:value="102" table:style-name="ce25">
            <text:p>102</text:p>
          </table:table-cell>
          <table:table-cell office:value-type="string" table:style-name="ce25">
            <text:p>Assessing the potential of environmental DNA metabarcoding for monitoring Neotropical mammals: a case study in the Amazon and Atlantic Forest, Brazil</text:p>
          </table:table-cell>
          <table:table-cell office:value-type="string" table:style-name="ce25">
            <text:p>duplicity</text:p>
          </table:table-cell>
          <table:table-cell office:value-type="string" table:style-name="ce1">
            <text:p>https://onlinelibrary.wiley.com/doi/abs/10.1111/mam.12183</text:p>
          </table:table-cell>
          <table:table-cell table:number-columns-repeated="16379" table:style-name="ce26"/>
        </table:table-row>
        <table:table-row table:style-name="ro2">
          <table:table-cell office:value-type="string" table:style-name="ce25">
            <text:p>A2</text:p>
          </table:table-cell>
          <table:table-cell office:value-type="float" office:value="100" table:style-name="ce25">
            <text:p>100</text:p>
          </table:table-cell>
          <table:table-cell office:value-type="string" table:style-name="ce25">
            <text:p>Camera trapping reveals multispecies use of water-filled tree holes by birds and mammals in a neotropical forest</text:p>
          </table:table-cell>
          <table:table-cell office:value-type="string" table:style-name="ce25">
            <text:p>duplicity</text:p>
          </table:table-cell>
          <table:table-cell office:value-type="string" table:style-name="ce1">
            <text:p>https://onlinelibrary.wiley.com/doi/abs/10.1111/btp.13030</text:p>
          </table:table-cell>
          <table:table-cell table:number-columns-repeated="16379"/>
        </table:table-row>
        <table:table-row table:style-name="ro2">
          <table:table-cell office:value-type="string" table:style-name="ce25">
            <text:p>A2</text:p>
          </table:table-cell>
          <table:table-cell office:value-type="float" office:value="12" table:style-name="ce25">
            <text:p>12</text:p>
          </table:table-cell>
          <table:table-cell office:value-type="string" table:style-name="ce25">
            <text:p>Circadian activity patterns of mammalian predators and prey in Costa Rica</text:p>
          </table:table-cell>
          <table:table-cell office:value-type="string" table:style-name="ce25">
            <text:p>duplicity</text:p>
          </table:table-cell>
          <table:table-cell office:value-type="string" table:style-name="ce1">
            <text:p>https://academic.oup.com/jmammal/article/101/5/1313/5917598</text:p>
          </table:table-cell>
          <table:table-cell table:number-columns-repeated="16379"/>
        </table:table-row>
        <table:table-row table:style-name="ro2">
          <table:table-cell office:value-type="string" table:style-name="ce25">
            <text:p>A2</text:p>
          </table:table-cell>
          <table:table-cell office:value-type="float" office:value="153" table:style-name="ce25">
            <text:p>153</text:p>
          </table:table-cell>
          <table:table-cell office:value-type="string" table:style-name="ce25">
            <text:p>Citizen scientists help unravel the nature of cattle impacts on native mammals and birds visiting fruiting trees in Brazil's southern Pantanal</text:p>
          </table:table-cell>
          <table:table-cell office:value-type="string" table:style-name="ce25">
            <text:p>duplicity</text:p>
          </table:table-cell>
          <table:table-cell office:value-type="string" table:style-name="ce1">
            <text:p>https://www.sciencedirect.com/science/article/pii/S0006320716303792?via%3Dihub</text:p>
          </table:table-cell>
          <table:table-cell table:number-columns-repeated="16379" table:style-name="ce26"/>
        </table:table-row>
        <table:table-row table:style-name="ro2">
          <table:table-cell office:value-type="string" table:style-name="ce25">
            <text:p>A2</text:p>
          </table:table-cell>
          <table:table-cell office:value-type="float" office:value="162" table:style-name="ce25">
            <text:p>162</text:p>
          </table:table-cell>
          <table:table-cell office:value-type="string" table:style-name="ce27">
            <text:p>Drivers of mammal richness, diversity and occurrence in heterogeneous landscapes composed by plantation forests and natural environments</text:p>
          </table:table-cell>
          <table:table-cell office:value-type="string" table:style-name="ce25">
            <text:p>duplicity</text:p>
          </table:table-cell>
          <table:table-cell office:value-type="string" table:style-name="ce1">
            <text:p>https://www.sciencedirect.com/science/article/pii/S0378112719303329</text:p>
          </table:table-cell>
          <table:table-cell table:number-columns-repeated="16379" table:style-name="ce26"/>
        </table:table-row>
        <table:table-row table:style-name="ro2">
          <table:table-cell office:value-type="string" table:style-name="ce25">
            <text:p>A2</text:p>
          </table:table-cell>
          <table:table-cell office:value-type="float" office:value="67" table:style-name="ce25">
            <text:p>67</text:p>
          </table:table-cell>
          <table:table-cell office:value-type="string" table:style-name="ce25">
            <text:p>Effects of oil palm and human presence on activity patterns of terrestrial mammals in the Colombian Llanos</text:p>
          </table:table-cell>
          <table:table-cell office:value-type="string" table:style-name="ce25">
            <text:p>duplicity</text:p>
          </table:table-cell>
          <table:table-cell office:value-type="string" table:style-name="ce1">
            <text:p>https://link.springer.com/article/10.1007/s42991-021-00153-y</text:p>
          </table:table-cell>
          <table:table-cell table:number-columns-repeated="16379" table:style-name="ce26"/>
        </table:table-row>
        <table:table-row table:style-name="ro2">
          <table:table-cell office:value-type="string" table:style-name="ce25">
            <text:p>A2</text:p>
          </table:table-cell>
          <table:table-cell office:value-type="float" office:value="165" table:style-name="ce25">
            <text:p>165</text:p>
          </table:table-cell>
          <table:table-cell office:value-type="string" table:style-name="ce27">
            <text:p>Habitat selection by large mammals in a southern Brazilian Atlantic Forest</text:p>
          </table:table-cell>
          <table:table-cell office:value-type="string" table:style-name="ce25">
            <text:p>duplicity</text:p>
          </table:table-cell>
          <table:table-cell office:value-type="string" table:style-name="ce1">
            <text:p>https://www.sciencedirect.com/science/article/pii/S1616504709000342?via%3Dihub</text:p>
          </table:table-cell>
          <table:table-cell table:number-columns-repeated="16379"/>
        </table:table-row>
        <table:table-row table:style-name="ro2">
          <table:table-cell office:value-type="string" table:style-name="ce25">
            <text:p>A2</text:p>
          </table:table-cell>
          <table:table-cell office:value-type="float" office:value="99" table:style-name="ce25">
            <text:p>99</text:p>
          </table:table-cell>
          <table:table-cell office:value-type="string" table:style-name="ce25">
            <text:p>Human activities influence the occupancy probability of mammalian carnivores in the Brazilian Caatinga</text:p>
          </table:table-cell>
          <table:table-cell office:value-type="string" table:style-name="ce25">
            <text:p>duplicity</text:p>
          </table:table-cell>
          <table:table-cell office:value-type="string" table:style-name="ce1">
            <text:p>https://onlinelibrary.wiley.com/doi/abs/10.1111/btp.12628</text:p>
          </table:table-cell>
          <table:table-cell table:number-columns-repeated="16379" table:style-name="ce26"/>
        </table:table-row>
        <table:table-row table:style-name="ro2">
          <table:table-cell office:value-type="string" table:style-name="ce25">
            <text:p>A2</text:p>
          </table:table-cell>
          <table:table-cell office:value-type="float" office:value="154" table:style-name="ce25">
            <text:p>154</text:p>
          </table:table-cell>
          <table:table-cell office:value-type="string" table:style-name="ce27">
            <text:p>Identifying critical limits in oil palm cover for the conservation of terrestrial mammals in Colombia</text:p>
          </table:table-cell>
          <table:table-cell office:value-type="string" table:style-name="ce25">
            <text:p>duplicity</text:p>
          </table:table-cell>
          <table:table-cell office:value-type="string" table:style-name="ce1">
            <text:p>https://www.sciencedirect.com/science/article/pii/S0006320718304725?via%3Dihub</text:p>
          </table:table-cell>
          <table:table-cell table:number-columns-repeated="16379" table:style-name="ce26"/>
        </table:table-row>
        <table:table-row table:style-name="ro2">
          <table:table-cell office:value-type="string" table:style-name="ce25">
            <text:p>A2</text:p>
          </table:table-cell>
          <table:table-cell office:value-type="float" office:value="115" table:style-name="ce25">
            <text:p>115</text:p>
          </table:table-cell>
          <table:table-cell office:value-type="string" table:style-name="ce27">
            <text:p>Is camera-trapping an efficient method for surveying mammals in Neotropical forests? A case study in south-eastern Brazil</text:p>
          </table:table-cell>
          <table:table-cell office:value-type="string" table:style-name="ce25">
            <text:p>duplicity</text:p>
          </table:table-cell>
          <table:table-cell office:value-type="string" table:style-name="ce1">
            <text:p>https://www.cambridge.org/core/journals/journal-of-tropical-ecology/article/abs/is-cameratrapping-an-efficient-method-for-surveying-mammals-in-neotropical-forests-a-case-study-in-southeastern-brazil/5BDF54A5F75AAC4B38175CD1BFC8CEA1</text:p>
          </table:table-cell>
          <table:table-cell table:number-columns-repeated="16379"/>
        </table:table-row>
        <table:table-row table:style-name="ro2">
          <table:table-cell office:value-type="string" table:style-name="ce25">
            <text:p>A2</text:p>
          </table:table-cell>
          <table:table-cell office:value-type="float" office:value="103" table:style-name="ce25">
            <text:p>103</text:p>
          </table:table-cell>
          <table:table-cell office:value-type="string" table:style-name="ce27">
            <text:p>Medium- to large-bodied mammal surveys across the Neotropics are heavily biased against the most faunally intact assemblages</text:p>
          </table:table-cell>
          <table:table-cell office:value-type="string" table:style-name="ce25">
            <text:p>duplicity</text:p>
          </table:table-cell>
          <table:table-cell office:value-type="string" table:style-name="ce1">
            <text:p>https://onlinelibrary.wiley.com/doi/abs/10.1111/mam.12274</text:p>
          </table:table-cell>
          <table:table-cell table:number-columns-repeated="16379"/>
        </table:table-row>
        <table:table-row table:style-name="ro2">
          <table:table-cell office:value-type="string" table:style-name="ce25">
            <text:p>A2</text:p>
          </table:table-cell>
          <table:table-cell office:value-type="float" office:value="180" table:style-name="ce25">
            <text:p>180</text:p>
          </table:table-cell>
          <table:table-cell office:value-type="string" table:style-name="ce27">
            <text:p>Mountains and traits: environmental heterogeneity and mammal assemblages along an elevational gradient in the Northern Andes</text:p>
          </table:table-cell>
          <table:table-cell office:value-type="string" table:style-name="ce25">
            <text:p>duplicity</text:p>
          </table:table-cell>
          <table:table-cell office:value-type="string" table:style-name="ce1">
            <text:p>https://www.tandfonline.com/doi/full/10.1080/01650521.2020.1851345</text:p>
          </table:table-cell>
          <table:table-cell table:number-columns-repeated="16379"/>
        </table:table-row>
        <table:table-row table:style-name="ro2">
          <table:table-cell office:value-type="string" table:style-name="ce25">
            <text:p>A2</text:p>
          </table:table-cell>
          <table:table-cell office:value-type="float" office:value="73" table:style-name="ce25">
            <text:p>73</text:p>
          </table:table-cell>
          <table:table-cell office:value-type="string" table:style-name="ce25">
            <text:p>Moving forward on the sampling efficiency of neotropical small mammals: insights from pitfall and camera trapping over traditional live trapping</text:p>
          </table:table-cell>
          <table:table-cell office:value-type="string" table:style-name="ce25">
            <text:p>duplicity</text:p>
          </table:table-cell>
          <table:table-cell office:value-type="string" table:style-name="ce1">
            <text:p>https://link.springer.com/article/10.1007%2Fs13364-019-00429-2</text:p>
          </table:table-cell>
          <table:table-cell table:number-columns-repeated="16379"/>
        </table:table-row>
        <table:table-row table:style-name="ro2">
          <table:table-cell office:value-type="string" table:style-name="ce25">
            <text:p>A2</text:p>
          </table:table-cell>
          <table:table-cell office:value-type="float" office:value="159" table:style-name="ce25">
            <text:p>159</text:p>
          </table:table-cell>
          <table:table-cell office:value-type="string" table:style-name="ce27">
            <text:p>Noteworthy records and updated richness of medium to large-sized mammals in arid and semi-arid ecosystems of northern Peru and southern Ecuador</text:p>
          </table:table-cell>
          <table:table-cell office:value-type="string" table:style-name="ce25">
            <text:p>duplicity</text:p>
          </table:table-cell>
          <table:table-cell office:value-type="string" table:style-name="ce1">
            <text:p>https://www.sciencedirect.com/science/article/pii/S0140196321000379</text:p>
          </table:table-cell>
          <table:table-cell table:number-columns-repeated="16379"/>
        </table:table-row>
        <table:table-row table:style-name="ro2">
          <table:table-cell office:value-type="string" table:style-name="ce25">
            <text:p>A2</text:p>
          </table:table-cell>
          <table:table-cell office:value-type="float" office:value="71" table:style-name="ce25">
            <text:p>71</text:p>
          </table:table-cell>
          <table:table-cell office:value-type="string" table:style-name="ce25">
            <text:p>Performance of camera trapping and track counts for surveying large mammals in rainforest remnants</text:p>
          </table:table-cell>
          <table:table-cell office:value-type="string" table:style-name="ce25">
            <text:p>duplicity</text:p>
          </table:table-cell>
          <table:table-cell office:value-type="string" table:style-name="ce1">
            <text:p>https://link.springer.com/article/10.1007%2Fs10531-011-0110-4</text:p>
          </table:table-cell>
          <table:table-cell table:number-columns-repeated="16379"/>
        </table:table-row>
        <table:table-row table:style-name="ro2">
          <table:table-cell office:value-type="string" table:style-name="ce25">
            <text:p>A2</text:p>
          </table:table-cell>
          <table:table-cell office:value-type="float" office:value="152" table:style-name="ce25">
            <text:p>152</text:p>
          </table:table-cell>
          <table:table-cell office:value-type="string" table:style-name="ce27">
            <text:p>Predicting local extinctions of Amazonian vertebrates in forest islands created by a mega dam</text:p>
          </table:table-cell>
          <table:table-cell office:value-type="string" table:style-name="ce25">
            <text:p>duplicity</text:p>
          </table:table-cell>
          <table:table-cell office:value-type="string" table:style-name="ce1">
            <text:p>https://www.sciencedirect.com/science/article/pii/S0006320715001500?via%3Dihub</text:p>
          </table:table-cell>
          <table:table-cell table:number-columns-repeated="16379" table:style-name="ce26"/>
        </table:table-row>
        <table:table-row table:style-name="ro2">
          <table:table-cell office:value-type="string" table:style-name="ce25">
            <text:p>A2</text:p>
          </table:table-cell>
          <table:table-cell office:value-type="float" office:value="79" table:style-name="ce25">
            <text:p>79</text:p>
          </table:table-cell>
          <table:table-cell office:value-type="string" table:style-name="ce27">
            <text:p>When the felid’s away, the mesocarnivores play”: seasonal temporal segregation in a neotropical carnivore guild</text:p>
          </table:table-cell>
          <table:table-cell office:value-type="string" table:style-name="ce25">
            <text:p>duplicity</text:p>
          </table:table-cell>
          <table:table-cell office:value-type="string" table:style-name="ce1">
            <text:p>https://link.springer.com/article/10.1007%2Fs42991-021-00110-9</text:p>
          </table:table-cell>
          <table:table-cell table:number-columns-repeated="16379" table:style-name="ce26"/>
        </table:table-row>
        <table:table-row table:style-name="ro2">
          <table:table-cell office:value-type="string" table:style-name="ce25">
            <text:p>A2</text:p>
          </table:table-cell>
          <table:table-cell office:value-type="float" office:value="75" table:style-name="ce25">
            <text:p>75</text:p>
          </table:table-cell>
          <table:table-cell office:value-type="string" table:style-name="ce27">
            <text:p>Where does the fox stay? First camera trap records of the threatened hoary fox Lycalopex vetulus (Carnivora, Canidae) in a xeric habitat of a neotropical dry forest–savanna ecotone</text:p>
          </table:table-cell>
          <table:table-cell office:value-type="string" table:style-name="ce25">
            <text:p>duplicity</text:p>
          </table:table-cell>
          <table:table-cell office:value-type="string" table:style-name="ce1">
            <text:p>https://link.springer.com/article/10.1007%2Fs13364-021-00606-2</text:p>
          </table:table-cell>
          <table:table-cell table:number-columns-repeated="16379" table:style-name="ce26"/>
        </table:table-row>
        <table:table-row table:style-name="ro2">
          <table:table-cell office:value-type="string" table:style-name="ce28">
            <text:p>A3</text:p>
          </table:table-cell>
          <table:table-cell office:value-type="float" office:value="263" table:style-name="ce29">
            <text:p>263</text:p>
          </table:table-cell>
          <table:table-cell office:value-type="string" table:style-name="ce29">
            <text:p>How effective is camera trapping in monitoring grassland species in the southern Pampas ecoregion</text:p>
          </table:table-cell>
          <table:table-cell office:value-type="string" table:style-name="ce25">
            <text:p>duplicity</text:p>
          </table:table-cell>
          <table:table-cell office:value-type="string" table:style-name="ce29">
            <text:p>https://www.scielo.org.mx/scielo.php?script=sci_arttext&amp;pid=S1870-34532023000100322</text:p>
          </table:table-cell>
          <table:table-cell table:number-columns-repeated="16379" table:style-name="ce26"/>
        </table:table-row>
        <table:table-row table:number-rows-repeated="1048553" table:style-name="ro4">
          <table:table-cell table:number-columns-repeated="16384"/>
        </table:table-row>
      </table:table>
      <table:table table:name="articles_DIGITISED" table:style-name="ta1">
        <table:table-column table:style-name="co6" table:number-columns-repeated="2" table:default-cell-style-name="ce1"/>
        <table:table-column table:style-name="co10" table:default-cell-style-name="ce1"/>
        <table:table-column table:style-name="co11" table:default-cell-style-name="ce4"/>
        <table:table-column table:style-name="co12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atasetID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status</text:p>
          </table:table-cell>
          <table:table-cell office:value-type="string" table:style-name="ce3">
            <text:p>link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 camera trapping study on the spatial distribution of terrestrial mammals within a human-dominated landscape in the Pacific lowlands of Costa Rica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://othes.univie.ac.at/62291/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 camera trapping survey of mammals in the mixed landscape of Bolivia´s Chiquitano region with a special focus on the Jaguar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checklist.pensoft.net/article/46784/download/pdf/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1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An updated species list of medium and large-sized mammals of The Augusto Ruschi Biological Reserve, using a novel sampling design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revistas.ufrj.br/index.php/oa/article/view/15643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1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Buffer zone use by mammals in a Cerrado protected area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www.scielo.br/j/bn/a/7JgQbsySZPrNMZbJRN3bbsB/?lang=en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1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Camera trapping reveals a diverse and unique high-elevation mammal community under threat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www.cambridge.org/core/journals/oryx/article/camera-trapping-reveals-a-diverse-and-unique-highelevation-mammal-community-under-threat/EA00498DD045A67DF6A96C001C94C430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amera traps as a tool for carnivore conservation in a mosaic of protected areas in the Pantanal wetlands, Brazil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ncr-journal.bear-land.org/article/139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ircadian activity patterns of mammalian predators and prey in Costa Rica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academic.oup.com/jmammal/article-abstract/101/5/1313/5917598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1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Completeness of rapid assessments of medium and large mammal diversity in the northwestern Amazon in Colombia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www.scielo.br/j/aa/a/rLv4DMKtK3n56JKqgCh5Vgd/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onservation implications for jaguars and other neotropical mammals using highway underpasses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journals.plos.org/plosone/article?id=10.1371/journal.pone.0206614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1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Diversity and habitat use of medium-large sized mammals across oil palm landscapes in the Llanos region of Colombia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researchonline.jcu.edu.au/56106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1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Diversity of medium and large neotropical mammals in an area of mixed rain forest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www.redalyc.org/jatsRepo/1871/187158163060/187158163060.pdf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1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Domestic dogs in Atlantic forest preserves of south-eastern Brazil: a camera-trapping study on patterns of entrance and site occupancy rates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www.scielo.br/j/bjb/a/qbNdKGm6pjBXr6KGZQtBPGG/?lang=en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Dominance hierarchy on palm resource partitioning among Neotropical frugivorous mammals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academic.oup.com/jmammal/article/101/3/697/5838735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Ecological Relationships of Meso-Scale Distribution in 25 Neotropical Vertebrate Species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journals.plos.org/plosone/article?id=10.1371/journal.pone.0126114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1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Environmental DNA metabarcoding as a useful tool for evaluating terrestrial mammal diversity in tropical forests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www.vigilife.org/wp-content/uploads/mena-et-al-2021-ecolappl.pdf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1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Human disturbance and shifts in vertebrate community composition in a biodiversity hotspot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conbio.onlinelibrary.wiley.com/doi/10.1111/cobi.13813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Igapó seed patches: a potentially key resource for terrestrial vertebrates in a seasonally flooded forest of central Amazonia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academic.oup.com/biolinnean/article/128/2/460/5541645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Inventory of medium-sized and large mammals in La Encrucijada Biosphere Reserve and Puerto Arista Estuarine System, Chiapas, Mexico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checklist.pensoft.net/article/63657/download/pdf/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Large- and medium-bodied terrestrial mammals of the Upper Berbice region of Guyana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checklist.pensoft.net/article/55247/download/pdf/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1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Mammal diversity among vertical strata and the evaluation of a survey technique in a central Amazonian forest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www.scielo.br/j/paz/a/dfpQWTvn7SbnYPkTxL5ZXCq/?lang=en&amp;format=html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1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Medium and large-sized mammals at the Urucum Massif in the Brazilian Pantanal: Camera trap as an effective sampling method to estimate species richness, relative abundance, and activity patterns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revistas.ufrj.br/index.php/oa/article/download/44192/25772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1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Medium and large-sized mammals of a private protected wetland in the Cerrado-Amazon biological corridor, Brazil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www.scielo.br/j/bjb/a/MxbQsgxj8ghBscd8cdBsDnx/abstract/?lang=pt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on-volant mammal inventory of Cusuco National Park, north-west Honduras: reporting the presence of Jaguar, Panthera onca (Linnaeus, 1758), and demonstrating the effects of zonal protection on mammalian abundance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checklist.pensoft.net/article/23796/download/pdf/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Oil palm monoculture induces drastic erosion of an Amazonian forest mammal fauna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journals.plos.org/plosone/article?id=10.1371/journal.pone.0187650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utstanding records of mammals from two protected areas of central Guerrero, México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://mastozoologiamexicana.com/ojs/index.php/theryanotes/article/view/103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patial patterns of medium and large size mammal assemblages in várzea and terra firme forests, Central Amazonia, Brazil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journals.plos.org/plosone/article?id=10.1371/journal.pone.0198120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1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tructural differences in mammal assemblages between savanna ecosystems of the Colombian Llanos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www.scielo.br/j/paz/a/3P8y7rGBLPSq9dFzfJTkLdp/abstract/?lang=en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rvey of medium-sized and large mammals of Piedras Blancas National Park, Costa Rica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checklist.pensoft.net/article/51420/download/pdf/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1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Temporal activity patterns of terrestrial mammals in lowland rainforest of eastern Ecuador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www.soctropecol.eu/PDF/Ecotropica_2012/Blake_et_al_2012_Ecotropica_18_2.pdf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1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Terrestrial mammal assemblages in protected and human impacted areas in Northern Brazilian Amazonia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repositorio.inpa.gov.br/handle/1/1570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1">
            <text:p>A1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Use of Atlantic Forest protected areas by free‐ranging dogs: estimating abundance and persistence of use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esajournals.onlinelibrary.wiley.com/doi/10.1002/ecs2.1480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2</text:p>
          </table:table-cell>
          <table:table-cell office:value-type="float" office:value="95" table:style-name="ce1">
            <text:p>95</text:p>
          </table:table-cell>
          <table:table-cell office:value-type="string" table:style-name="ce6">
            <text:p>Are tree plantations promoting homogenization of mammal assemblages between regions with contrasting environments?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onlinelibrary.wiley.com/doi/10.1111/jbi.14056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2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Assessing species traits and landscape relationships of the mammalian carnivore community in a neotropical biological corridor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www.researchgate.net/publication/300374714_Assessing_species_traits_and_landscape_relationships_of_the_mammalian_carnivore_community_in_a_neotropical_biological_corridor</text:p>
          </table:table-cell>
          <table:table-cell table:number-columns-repeated="16379" table:style-name="ce7"/>
        </table:table-row>
        <table:table-row table:style-name="ro5">
          <table:table-cell office:value-type="string" table:style-name="ce1">
            <text:p>A2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Carnivore co-existence and habitat use in the Mountain Pine Ridge Forest Reserve, Belize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zslpublications.onlinelibrary.wiley.com/doi/10.1111/j.1469-1795.2010.00389.x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1">
            <text:p>A2</text:p>
          </table:table-cell>
          <table:table-cell office:value-type="float" office:value="184" table:style-name="ce1">
            <text:p>184</text:p>
          </table:table-cell>
          <table:table-cell office:value-type="string" table:style-name="ce6">
            <text:p>Defaunation and biomass collapse of mammals in the largest Atlantic forest remnant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zslpublications.onlinelibrary.wiley.com/doi/10.1111/acv.12311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2</text:p>
          </table:table-cell>
          <table:table-cell office:value-type="float" office:value="174" table:style-name="ce1">
            <text:p>174</text:p>
          </table:table-cell>
          <table:table-cell office:value-type="string" table:style-name="ce6">
            <text:p>Dry season activity periods of some Amazonian mammals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www.tandfonline.com/doi/full/10.1080/01650520500129638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2</text:p>
          </table:table-cell>
          <table:table-cell office:value-type="float" office:value="131" table:style-name="ce1">
            <text:p>131</text:p>
          </table:table-cell>
          <table:table-cell office:value-type="string" table:style-name="ce6">
            <text:p>Effect of free-ranging dogs and cats on medium-sized wild mammal assemblages in urban protected areas of a Mexican city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www.publish.csiro.au/wr/WR19074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Environmental correlates of richness, community composition, and functional traits of terrestrial birds and mammals in a fragmented tropical landscape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link.springer.com/article/10.1007%2Fs10980-020-01123-4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2</text:p>
          </table:table-cell>
          <table:table-cell office:value-type="float" office:value="88" table:style-name="ce1">
            <text:p>88</text:p>
          </table:table-cell>
          <table:table-cell office:value-type="string" table:style-name="ce6">
            <text:p>Human activities influence the occupancy probability of mammalian carnivores in the Brazilian Caatinga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onlinelibrary.wiley.com/doi/10.1111/btp.12628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2</text:p>
          </table:table-cell>
          <table:table-cell office:value-type="float" office:value="164" table:style-name="ce1">
            <text:p>164</text:p>
          </table:table-cell>
          <table:table-cell office:value-type="string" table:style-name="ce6">
            <text:p>Interactions between terrestrial mammals and the fruits of two neotropical rainforest tree species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www.sciencedirect.com/science/article/pii/S1146609X16300431?via%3Dihub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2</text:p>
          </table:table-cell>
          <table:table-cell office:value-type="float" office:value="181" table:style-name="ce1">
            <text:p>181</text:p>
          </table:table-cell>
          <table:table-cell office:value-type="string" table:style-name="ce6">
            <text:p>Jaguar (Panthera onca) density in the Sierra Madre del Sur; the last wilderness area in the central-western slope in Mexico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www.tandfonline.com/doi/full/10.1080/01650521.2021.1895572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2</text:p>
          </table:table-cell>
          <table:table-cell office:value-type="float" office:value="125" table:style-name="ce1">
            <text:p>125</text:p>
          </table:table-cell>
          <table:table-cell office:value-type="string" table:style-name="ce6">
            <text:p>Large mammal richness in Llanganates National Park, Ecuador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www.degruyter.com/document/doi/10.1515/mammalia-2017-0071/html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2</text:p>
          </table:table-cell>
          <table:table-cell office:value-type="float" office:value="87" table:style-name="ce1">
            <text:p>87</text:p>
          </table:table-cell>
          <table:table-cell office:value-type="string" table:style-name="ce6">
            <text:p>Logging and indigenous hunting impacts on persistence of large Neotropical animals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onlinelibrary.wiley.com/doi/10.1111/btp.12446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2</text:p>
          </table:table-cell>
          <table:table-cell office:value-type="float" office:value="170" table:style-name="ce1">
            <text:p>170</text:p>
          </table:table-cell>
          <table:table-cell office:value-type="string" table:style-name="ce6">
            <text:p>Mammal conservation in Amazonia’s protected areas: A case study of Peru’s Ichigkat Muja - Cordillera del Cóndor National Park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www.sciencedirect.com/science/article/pii/S2351989421000019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2</text:p>
          </table:table-cell>
          <table:table-cell office:value-type="float" office:value="173" table:style-name="ce1">
            <text:p>173</text:p>
          </table:table-cell>
          <table:table-cell office:value-type="string" table:style-name="ce6">
            <text:p>Mountains and traits: environmental heterogeneity and mammal assemblages along an elevational gradient in the Northern Andes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www.tandfonline.com/doi/abs/10.1080/01650521.2020.1851345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2</text:p>
          </table:table-cell>
          <table:table-cell office:value-type="float" office:value="155" table:style-name="ce1">
            <text:p>155</text:p>
          </table:table-cell>
          <table:table-cell office:value-type="string" table:style-name="ce6">
            <text:p>Richness, diversity, and factors influencing occupancy of mammal communities across human-modified landscapes in Colombia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www.sciencedirect.com/science/article/pii/S0006320718308085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2</text:p>
          </table:table-cell>
          <table:table-cell office:value-type="float" office:value="158" table:style-name="ce1">
            <text:p>158</text:p>
          </table:table-cell>
          <table:table-cell office:value-type="string" table:style-name="ce6">
            <text:p>Site and species contribution to β-diversity in terrestrial mammal communities: Evidence from multiple Neotropical forest sites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www.sciencedirect.com/science/article/pii/S0048969721030175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3</text:p>
          </table:table-cell>
          <table:table-cell office:value-type="float" office:value="201" table:style-name="ce8">
            <text:p>201</text:p>
          </table:table-cell>
          <table:table-cell office:value-type="string" table:style-name="ce1">
            <text:p>Diversity and activity patterns of medium and large terrestrial mammals in the Lapa Verde Wildlife Refuge, Heredia, Costa Rica</text:p>
          </table:table-cell>
          <table:table-cell office:value-type="string" table:style-name="ce4">
            <text:p>digitized</text:p>
          </table:table-cell>
          <table:table-cell office:value-type="string" table:style-name="ce8">
            <text:p>http://dx.doi.org/10.15359/rca.56/1.12 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3</text:p>
          </table:table-cell>
          <table:table-cell office:value-type="float" office:value="258" table:style-name="ce8">
            <text:p>258</text:p>
          </table:table-cell>
          <table:table-cell office:value-type="string" table:style-name="ce1">
            <text:p>Diversity and structure of bird and mammal communities in the Semiarid Chaco Region: response to agricultural practices and landscape alterations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repositorio.inta.gob.ar/handle/20.500.12123/6204?locale-attribute=en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3</text:p>
          </table:table-cell>
          <table:table-cell office:value-type="float" office:value="202" table:style-name="ce8">
            <text:p>202</text:p>
          </table:table-cell>
          <table:table-cell office:value-type="string" table:style-name="ce1">
            <text:p>Diversity of mammals and birds recorded with camera-traps in the Paraguayan Humid Chaco (Diversidad de mamíferos y aves registrados con cámaras trampa …)</text:p>
          </table:table-cell>
          <table:table-cell office:value-type="string" table:style-name="ce4">
            <text:p>digitized</text:p>
          </table:table-cell>
          <table:table-cell office:value-type="string" table:style-name="ce8">
            <text:p>https://www.researchgate.net/profile/Andrea-Caballero-5/publication/340128505_Diversity_of_mammals_and_birds_recorded_with_camera-traps_in_the_Paraguayan_Humid_Chaco/links/5e7a18c692851cd3c8ea5c0b/Diversity-of-mammals-and-birds-recorded-with-camera-traps-in-the-Paraguayan-Humid-Chaco.pdf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3</text:p>
          </table:table-cell>
          <table:table-cell office:value-type="float" office:value="208" table:style-name="ce8">
            <text:p>208</text:p>
          </table:table-cell>
          <table:table-cell office:value-type="string" table:style-name="ce1">
            <text:p>Estimating the diversity of bird and mammal communities using camera traps in a cloud forest environment, Costa Rica.</text:p>
          </table:table-cell>
          <table:table-cell office:value-type="string" table:style-name="ce4">
            <text:p>digitized</text:p>
          </table:table-cell>
          <table:table-cell office:value-type="string" table:style-name="ce8">
            <text:p>http://www.cloudbridge.org/wp-content/uploads/2021/09/Estimating-the-diversity-of-bird-and-mammal-communities-using-camera-traps-in-a-cloud-forest-environment-Costa-Rica.pdf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3</text:p>
          </table:table-cell>
          <table:table-cell office:value-type="float" office:value="210" table:style-name="ce8">
            <text:p>210</text:p>
          </table:table-cell>
          <table:table-cell office:value-type="string" table:style-name="ce1">
            <text:p>Forest cover mediates large and medium-sized mammal occurrence in a critical link of the Mesoamerican Biological Corridor</text:p>
          </table:table-cell>
          <table:table-cell office:value-type="string" table:style-name="ce4">
            <text:p>digitized</text:p>
          </table:table-cell>
          <table:table-cell office:value-type="string" table:style-name="ce8">
            <text:p>https://doi.org/10.1371/journal.pone.0249072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3</text:p>
          </table:table-cell>
          <table:table-cell office:value-type="float" office:value="211" table:style-name="ce8">
            <text:p>211</text:p>
          </table:table-cell>
          <table:table-cell office:value-type="string" table:style-name="ce1">
            <text:p>Forest matters: Use of water reservoirs by mammal communities in cattle ranch landscapes in the Paraguayan Dry Chaco</text:p>
          </table:table-cell>
          <table:table-cell office:value-type="string" table:style-name="ce4">
            <text:p>digitized</text:p>
          </table:table-cell>
          <table:table-cell office:value-type="string" table:style-name="ce8">
            <text:p>https://doi.org/10.1016/j.gecco.2020.e01103</text:p>
          </table:table-cell>
          <table:table-cell table:number-columns-repeated="16379" table:style-name="ce7"/>
        </table:table-row>
        <table:table-row table:style-name="ro5">
          <table:table-cell office:value-type="string" table:style-name="ce1">
            <text:p>A3</text:p>
          </table:table-cell>
          <table:table-cell office:value-type="float" office:value="225" table:style-name="ce8">
            <text:p>225</text:p>
          </table:table-cell>
          <table:table-cell office:value-type="string" table:style-name="ce1">
            <text:p>Mammal diversity and composition are not affected by certified timber extraction in Suriname</text:p>
          </table:table-cell>
          <table:table-cell office:value-type="string" table:style-name="ce4">
            <text:p>digitized</text:p>
          </table:table-cell>
          <table:table-cell office:value-type="string" table:style-name="ce8">
            <text:p>https://doi.org/10.1016/j.foreco.2023.121080</text:p>
          </table:table-cell>
          <table:table-cell table:number-columns-repeated="16379" table:style-name="ce7"/>
        </table:table-row>
        <table:table-row table:style-name="ro5">
          <table:table-cell office:value-type="string" table:style-name="ce1">
            <text:p>A3</text:p>
          </table:table-cell>
          <table:table-cell office:value-type="float" office:value="228" table:style-name="ce8">
            <text:p>228</text:p>
          </table:table-cell>
          <table:table-cell office:value-type="string" table:style-name="ce1">
            <text:p>Mammals of Paso Centurión, an area with relicts of Atlantic Forest in Uruguay</text:p>
          </table:table-cell>
          <table:table-cell office:value-type="string" table:style-name="ce4">
            <text:p>digitized</text:p>
          </table:table-cell>
          <table:table-cell office:value-type="string" table:style-name="ce8">
            <text:p>https://neotropical.pensoft.net/article/53062/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3</text:p>
          </table:table-cell>
          <table:table-cell office:value-type="float" office:value="229" table:style-name="ce8">
            <text:p>229</text:p>
          </table:table-cell>
          <table:table-cell office:value-type="string" table:style-name="ce1">
            <text:p>Mammals of the Tandilia Mountain system, current species inhabiting Pampean highland grasslands</text:p>
          </table:table-cell>
          <table:table-cell office:value-type="string" table:style-name="ce4">
            <text:p>digitized</text:p>
          </table:table-cell>
          <table:table-cell office:value-type="string" table:style-name="ce8">
            <text:p>https://doi.org/10.3897/neotropical.18.e98374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3</text:p>
          </table:table-cell>
          <table:table-cell office:value-type="float" office:value="230" table:style-name="ce8">
            <text:p>230</text:p>
          </table:table-cell>
          <table:table-cell office:value-type="string" table:style-name="ce1">
            <text:p>Medium and large mammals of the mid Planas River basin, Colombia</text:p>
          </table:table-cell>
          <table:table-cell office:value-type="string" table:style-name="ce4">
            <text:p>digitized</text:p>
          </table:table-cell>
          <table:table-cell office:value-type="string" table:style-name="ce8">
            <text:p>https://doi.org/10.21068/c2019.v20n02a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3</text:p>
          </table:table-cell>
          <table:table-cell office:value-type="float" office:value="235" table:style-name="ce8">
            <text:p>235</text:p>
          </table:table-cell>
          <table:table-cell office:value-type="string" table:style-name="ce1">
            <text:p>National parks and conservation concessions: a comparison between mammal populations in two types of tropical protected areas in Ucayali, Peru</text:p>
          </table:table-cell>
          <table:table-cell office:value-type="string" table:style-name="ce4">
            <text:p>digitized</text:p>
          </table:table-cell>
          <table:table-cell office:value-type="string" table:style-name="ce8">
            <text:p>https://doi.org/10.1017/S02664674220004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3</text:p>
          </table:table-cell>
          <table:table-cell office:value-type="float" office:value="262" table:style-name="ce8">
            <text:p>262</text:p>
          </table:table-cell>
          <table:table-cell office:value-type="string" table:style-name="ce1">
            <text:p>NeoWild Brownsberg Nature Park Camera trap Monitoring 2016-2017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www.gbif.org/dataset/276faef3-acd9-40a8-805f-9db8d30f9095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A3</text:p>
          </table:table-cell>
          <table:table-cell office:value-type="float" office:value="261" table:style-name="ce8">
            <text:p>261</text:p>
          </table:table-cell>
          <table:table-cell office:value-type="string" table:style-name="ce1">
            <text:p>Relación entre el Índice de Provisión de Servicios Ecosistémicos y la riqueza de medianos y grandes mamíferos en el Chaco subhúmedo central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://ri.agro.uba.ar/greenstone3/library/collection/tesis/document/2018gomezvalenciabibia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3</text:p>
          </table:table-cell>
          <table:table-cell office:value-type="float" office:value="245" table:style-name="ce8">
            <text:p>245</text:p>
          </table:table-cell>
          <table:table-cell office:value-type="string" table:style-name="ce1">
            <text:p>Setting large-and medium-sized mammal restoration goals in a last mountain Chaco remnant from central Argentina</text:p>
          </table:table-cell>
          <table:table-cell office:value-type="string" table:style-name="ce4">
            <text:p>digitized</text:p>
          </table:table-cell>
          <table:table-cell office:value-type="string" table:style-name="ce8">
            <text:p>https://ecologicalprocesses.springeropen.com/articles/10.1186/s13717-023-00434-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3</text:p>
          </table:table-cell>
          <table:table-cell office:value-type="float" office:value="248" table:style-name="ce8">
            <text:p>248</text:p>
          </table:table-cell>
          <table:table-cell office:value-type="string" table:style-name="ce1">
            <text:p>Species richness, geographical affinities, and activity patterns of mammals in premontane Andean forests of the Magdalena river basin of Colombia</text:p>
          </table:table-cell>
          <table:table-cell office:value-type="string" table:style-name="ce4">
            <text:p>digitized</text:p>
          </table:table-cell>
          <table:table-cell office:value-type="string" table:style-name="ce8">
            <text:p>https://doi.org/10.3897/neotropical.16.e57109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A3</text:p>
          </table:table-cell>
          <table:table-cell office:value-type="float" office:value="259" table:style-name="ce8">
            <text:p>259</text:p>
          </table:table-cell>
          <table:table-cell office:value-type="string" table:style-name="ce1">
            <text:p>Tick-tock… says the moon and the sun: Daily activity patterns of mid-large-sized mammals in grassland-dominated landscapes afforested with Eucalyptus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doi.org/10.1111/aec.13411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A1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Comparison of two mammalian surveys made with camera traps in southeastern Brazil, focusing the abundance of wild mammals and domestic dogs</text:p>
          </table:table-cell>
          <table:table-cell office:value-type="string" table:style-name="ce4">
            <text:p>digitized</text:p>
          </table:table-cell>
          <table:table-cell office:value-type="string" table:style-name="ce1">
            <text:p>https://www.scielo.br/j/bjb/a/bjDNyVW7q6TTDhNB9kLbyHp/?lang=en</text:p>
          </table:table-cell>
          <table:table-cell table:number-columns-repeated="16379"/>
        </table:table-row>
        <table:table-row table:number-rows-repeated="1048511" table:style-name="ro4">
          <table:table-cell table:number-columns-repeated="16384"/>
        </table:table-row>
      </table:table>
      <table:table table:name="articles_TO_PROCESS" table:style-name="ta1">
        <table:table-column table:style-name="co6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atasetID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status</text:p>
          </table:table-cell>
          <table:table-cell office:value-type="string" table:style-name="ce3">
            <text:p>link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3</text:p>
          </table:table-cell>
          <table:table-cell office:value-type="float" office:value="198" table:style-name="ce8">
            <text:p>198</text:p>
          </table:table-cell>
          <table:table-cell office:value-type="string" table:style-name="ce1">
            <text:p>Checklist of large and medium-bodied mammals from four areas of Tocantins state, Central Brazil</text:p>
          </table:table-cell>
          <table:table-cell office:value-type="string" table:style-name="ce8">
            <text:p>to process</text:p>
          </table:table-cell>
          <table:table-cell office:value-type="string" table:style-name="ce19">
            <text:p>https://doi.org/10.46357/bcnaturais.v15i3.21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3</text:p>
          </table:table-cell>
          <table:table-cell office:value-type="float" office:value="200" table:style-name="ce8">
            <text:p>200</text:p>
          </table:table-cell>
          <table:table-cell office:value-type="string" table:style-name="ce1">
            <text:p>Composition of terrestrial mammal assemblages and their habitat use in unflooded and flooded blackwater forests in the Central Amazon</text:p>
          </table:table-cell>
          <table:table-cell office:value-type="string" table:style-name="ce8">
            <text:p>to process</text:p>
          </table:table-cell>
          <table:table-cell office:value-type="string" table:style-name="ce19">
            <text:p>https://doi.org/10.7717/peerj.14374</text:p>
          </table:table-cell>
          <table:table-cell table:number-columns-repeated="16379" table:style-name="ce7"/>
        </table:table-row>
        <table:table-row table:style-name="ro2">
          <table:table-cell office:value-type="string" table:style-name="ce1">
            <text:p>A3</text:p>
          </table:table-cell>
          <table:table-cell office:value-type="float" office:value="215" table:style-name="ce8">
            <text:p>215</text:p>
          </table:table-cell>
          <table:table-cell office:value-type="string" table:style-name="ce1">
            <text:p>Habitat use patterns suggest that climate‐driven vegetation changes will negatively impact mammal communities in the Amazon</text:p>
          </table:table-cell>
          <table:table-cell office:value-type="string" table:style-name="ce8">
            <text:p>to process</text:p>
          </table:table-cell>
          <table:table-cell office:value-type="string" table:style-name="ce19">
            <text:p>https://zslpublications.onlinelibrary.wiley.com/doi/full/10.1111/acv.12853</text:p>
          </table:table-cell>
          <table:table-cell table:number-columns-repeated="16379" table:style-name="ce11"/>
        </table:table-row>
        <table:table-row table:style-name="ro2">
          <table:table-cell office:value-type="string" table:style-name="ce1">
            <text:p>A3</text:p>
          </table:table-cell>
          <table:table-cell office:value-type="float" office:value="216" table:style-name="ce8">
            <text:p>216</text:p>
          </table:table-cell>
          <table:table-cell office:value-type="string" table:style-name="ce1">
            <text:p>Habitat use, ranching, and human-wildlife conflict within a fragmented landscape in the Pantanal, Brazil</text:p>
          </table:table-cell>
          <table:table-cell office:value-type="string" table:style-name="ce8">
            <text:p>to process</text:p>
          </table:table-cell>
          <table:table-cell office:value-type="string" table:style-name="ce19">
            <text:p>https://doi.org/10.1016/j.biocon.2017.11.01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3</text:p>
          </table:table-cell>
          <table:table-cell office:value-type="float" office:value="222" table:style-name="ce8">
            <text:p>222</text:p>
          </table:table-cell>
          <table:table-cell office:value-type="string" table:style-name="ce1">
            <text:p>Landscape-scale patterns and drivers of novel mammal communities in a human-modified protected area</text:p>
          </table:table-cell>
          <table:table-cell office:value-type="string" table:style-name="ce8">
            <text:p>to process</text:p>
          </table:table-cell>
          <table:table-cell office:value-type="string" table:style-name="ce19">
            <text:p>https://doi.org/10.1007/s10980-020-01040-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3</text:p>
          </table:table-cell>
          <table:table-cell office:value-type="float" office:value="223" table:style-name="ce8">
            <text:p>223</text:p>
          </table:table-cell>
          <table:table-cell office:value-type="string" table:style-name="ce1">
            <text:p>Limited temporal response of Cerrado mammals to anthropogenic pressure in areas under distinct levels of protection</text:p>
          </table:table-cell>
          <table:table-cell office:value-type="string" table:style-name="ce8">
            <text:p>to process</text:p>
          </table:table-cell>
          <table:table-cell office:value-type="string" table:style-name="ce19">
            <text:p>https://doi.org/10.1111/jzo.12958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3</text:p>
          </table:table-cell>
          <table:table-cell office:value-type="float" office:value="226" table:style-name="ce8">
            <text:p>226</text:p>
          </table:table-cell>
          <table:table-cell office:value-type="string" table:style-name="ce1">
            <text:p>Mammalian defaunation across the Devonian kniferidges and meridional plateaus of the Brazilian Atlantic Forest</text:p>
          </table:table-cell>
          <table:table-cell office:value-type="string" table:style-name="ce8">
            <text:p>to process</text:p>
          </table:table-cell>
          <table:table-cell office:value-type="string" table:style-name="ce19">
            <text:p>https://link.springer.com/article/10.1007/s10531-021-02288-3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3</text:p>
          </table:table-cell>
          <table:table-cell office:value-type="float" office:value="233" table:style-name="ce8">
            <text:p>233</text:p>
          </table:table-cell>
          <table:table-cell office:value-type="string" table:style-name="ce1">
            <text:p>Medium and large-sized mammals in Private Natural Heritage Reserves in the Quadrilátero Ferrífero of Minas Gerais, Brazil</text:p>
          </table:table-cell>
          <table:table-cell office:value-type="string" table:style-name="ce8">
            <text:p>to process</text:p>
          </table:table-cell>
          <table:table-cell office:value-type="string" table:style-name="ce19">
            <text:p>https://doi.org/10.3897/neotropical.16.e62189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3</text:p>
          </table:table-cell>
          <table:table-cell office:value-type="float" office:value="232" table:style-name="ce8">
            <text:p>232</text:p>
          </table:table-cell>
          <table:table-cell office:value-type="string" table:style-name="ce1">
            <text:p>Medium-and large-sized mammals in forest remnants of the southern Cerrado: Diversity and ecology</text:p>
          </table:table-cell>
          <table:table-cell office:value-type="string" table:style-name="ce8">
            <text:p>to process</text:p>
          </table:table-cell>
          <table:table-cell office:value-type="string" table:style-name="ce19">
            <text:p>https://doi.org/10.3897/neotropical.14.e34835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A3</text:p>
          </table:table-cell>
          <table:table-cell office:value-type="float" office:value="231" table:style-name="ce8">
            <text:p>231</text:p>
          </table:table-cell>
          <table:table-cell office:value-type="string" table:style-name="ce1">
            <text:p>Medium-and large-sized mammals from Estação Biológica Fiocruz Mata Atlântica, Rio de Janeiro, south-eastern Brazil</text:p>
          </table:table-cell>
          <table:table-cell office:value-type="string" table:style-name="ce8">
            <text:p>to process</text:p>
          </table:table-cell>
          <table:table-cell office:value-type="string" table:style-name="ce19">
            <text:p>https://doi.org/10.3897/BDJ.10.e86756</text:p>
          </table:table-cell>
          <table:table-cell table:number-columns-repeated="16379" table:style-name="ce7"/>
        </table:table-row>
        <table:table-row table:style-name="ro5">
          <table:table-cell office:value-type="string" table:style-name="ce1">
            <text:p>A3</text:p>
          </table:table-cell>
          <table:table-cell office:value-type="float" office:value="234" table:style-name="ce8">
            <text:p>234</text:p>
          </table:table-cell>
          <table:table-cell office:value-type="string" table:style-name="ce1">
            <text:p>Medium-sized and large mammals of the Floresta da Cicuta Area of Relevant Ecological Interest, a protected area in southeastern Brazil</text:p>
          </table:table-cell>
          <table:table-cell office:value-type="string" table:style-name="ce8">
            <text:p>to process</text:p>
          </table:table-cell>
          <table:table-cell office:value-type="string" table:style-name="ce19">
            <text:p>https://doi.org/10.15560/17.5.1421</text:p>
          </table:table-cell>
          <table:table-cell table:number-columns-repeated="16379" table:style-name="ce7"/>
        </table:table-row>
        <table:table-row table:style-name="ro5">
          <table:table-cell office:value-type="string" table:style-name="ce1">
            <text:p>A3</text:p>
          </table:table-cell>
          <table:table-cell office:value-type="float" office:value="237" table:style-name="ce8">
            <text:p>237</text:p>
          </table:table-cell>
          <table:table-cell office:value-type="string" table:style-name="ce1">
            <text:p>Non-volant mammalian species richness in the ecotonal Brazilian midnorth: checklist for Maranhão State</text:p>
          </table:table-cell>
          <table:table-cell office:value-type="string" table:style-name="ce8">
            <text:p>to process</text:p>
          </table:table-cell>
          <table:table-cell office:value-type="string" table:style-name="ce19">
            <text:p>https://doi.org/10.1590/1676-0611-BN-2019-0912</text:p>
          </table:table-cell>
          <table:table-cell table:number-columns-repeated="16379" table:style-name="ce7"/>
        </table:table-row>
        <table:table-row table:style-name="ro5">
          <table:table-cell office:value-type="string" table:style-name="ce1">
            <text:p>A3</text:p>
          </table:table-cell>
          <table:table-cell office:value-type="float" office:value="244" table:style-name="ce8">
            <text:p>244</text:p>
          </table:table-cell>
          <table:table-cell office:value-type="string" table:style-name="ce1">
            <text:p>Response of mammals to ecotourism, cattle farming, and habitat structure in the Northern and Southern Brazilian Pantanal</text:p>
          </table:table-cell>
          <table:table-cell office:value-type="string" table:style-name="ce8">
            <text:p>to process</text:p>
          </table:table-cell>
          <table:table-cell office:value-type="string" table:style-name="ce19">
            <text:p>https://doi.org/10.31687/saremMN.20.27.2.0.04</text:p>
          </table:table-cell>
          <table:table-cell table:number-columns-repeated="16379" table:style-name="ce7"/>
        </table:table-row>
        <table:table-row table:style-name="ro5">
          <table:table-cell office:value-type="string" table:style-name="ce1">
            <text:p>A3</text:p>
          </table:table-cell>
          <table:table-cell office:value-type="float" office:value="249" table:style-name="ce8">
            <text:p>249</text:p>
          </table:table-cell>
          <table:table-cell office:value-type="string" table:style-name="ce1">
            <text:p>Species-rich but defaunated: the case of medium and large-bodied mammals in a sustainable use protected area in the Amazon</text:p>
          </table:table-cell>
          <table:table-cell office:value-type="string" table:style-name="ce8">
            <text:p>to process</text:p>
          </table:table-cell>
          <table:table-cell office:value-type="string" table:style-name="ce19">
            <text:p>https://doi.org/10.1590/1809-4392202101481</text:p>
          </table:table-cell>
          <table:table-cell table:number-columns-repeated="16379" table:style-name="ce7"/>
        </table:table-row>
        <table:table-row table:style-name="ro5">
          <table:table-cell office:value-type="string" table:style-name="ce1">
            <text:p>A3</text:p>
          </table:table-cell>
          <table:table-cell office:value-type="float" office:value="250" table:style-name="ce8">
            <text:p>250</text:p>
          </table:table-cell>
          <table:table-cell office:value-type="string" table:style-name="ce1">
            <text:p>Survey of medium-and large-sized mammals in Atlantic Forest remnants of Conceição dos Ouros, Minas Gerais, Brazil</text:p>
          </table:table-cell>
          <table:table-cell office:value-type="string" table:style-name="ce8">
            <text:p>to process</text:p>
          </table:table-cell>
          <table:table-cell office:value-type="string" table:style-name="ce19">
            <text:p>https://doi.org/10.3897/BDJ.10.e82139</text:p>
          </table:table-cell>
          <table:table-cell table:number-columns-repeated="16379" table:style-name="ce7"/>
        </table:table-row>
        <table:table-row table:style-name="ro5">
          <table:table-cell office:value-type="string" table:style-name="ce1">
            <text:p>A3</text:p>
          </table:table-cell>
          <table:table-cell office:value-type="float" office:value="252" table:style-name="ce8">
            <text:p>252</text:p>
          </table:table-cell>
          <table:table-cell office:value-type="string" table:style-name="ce1">
            <text:p>Temperature shapes the daily temporal distribution of Neotropical mammals</text:p>
          </table:table-cell>
          <table:table-cell office:value-type="string" table:style-name="ce8">
            <text:p>to process</text:p>
          </table:table-cell>
          <table:table-cell office:value-type="string" table:style-name="ce19">
            <text:p>https://static02.nmbu.no/mina/studier/moppgaver/2022-Gromstad.pdf</text:p>
          </table:table-cell>
          <table:table-cell table:number-columns-repeated="16379" table:style-name="ce7"/>
        </table:table-row>
        <table:table-row table:style-name="ro5">
          <table:table-cell office:value-type="string" table:style-name="ce1">
            <text:p>A3</text:p>
          </table:table-cell>
          <table:table-cell office:value-type="float" office:value="255" table:style-name="ce8">
            <text:p>255</text:p>
          </table:table-cell>
          <table:table-cell office:value-type="string" table:style-name="ce1">
            <text:p>The value of a small urban green area to the medium and large-sized mammals conservation</text:p>
          </table:table-cell>
          <table:table-cell office:value-type="string" table:style-name="ce8">
            <text:p>to process</text:p>
          </table:table-cell>
          <table:table-cell office:value-type="string" table:style-name="ce19">
            <text:p>https://doi.org/10.33448/rsd-v10i8.17043</text:p>
          </table:table-cell>
          <table:table-cell table:number-columns-repeated="16379" table:style-name="ce7"/>
        </table:table-row>
        <table:table-row table:style-name="ro5">
          <table:table-cell office:value-type="string" table:style-name="ce1">
            <text:p>A3</text:p>
          </table:table-cell>
          <table:table-cell office:value-type="float" office:value="257" table:style-name="ce8">
            <text:p>257</text:p>
          </table:table-cell>
          <table:table-cell office:value-type="string" table:style-name="ce1">
            <text:p>Who's afraid of the big bad boar? Assessing the effect of wild boar presence on the occurrence and activity patterns of other mammals</text:p>
          </table:table-cell>
          <table:table-cell office:value-type="string" table:style-name="ce8">
            <text:p>to process</text:p>
          </table:table-cell>
          <table:table-cell office:value-type="string" table:style-name="ce19">
            <text:p>https://doi.org/10.1371/journal.pone.0235312</text:p>
          </table:table-cell>
          <table:table-cell table:number-columns-repeated="16379" table:style-name="ce7"/>
        </table:table-row>
        <table:table-row table:number-rows-repeated="104855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Bad" style:family="table-cell" style:data-style-name="N0">
      <style:table-cell-properties fo:background-color="#FFC7CE"/>
      <style:text-properties fo:color="#9C0006" fo:font-size="11pt" style:font-size-asian="11pt" style:font-size-complex="11pt"/>
    </style: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714</meta:generator>
    <meta:initial-creator>Tschernosterová Kateřina</meta:initial-creator>
    <dc:creator>Flo Grattarola</dc:creator>
    <meta:creation-date>2024-08-30T15:12:01Z</meta:creation-date>
    <dc:date>2024-09-02T06:52:51Z</dc:date>
  </office:meta>
</office:document-meta>
</file>